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KaitiM GB1"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808080" draw:stroke-linejoin="round" draw:fill="solid" draw:fill-color="#cfe7f5" draw:opacity="70%" draw:textarea-horizontal-align="left" draw:textarea-vertical-align="middle" draw:auto-grow-height="false" fo:min-height="1.348cm" fo:min-width="1.225cm" fo:padding-top="0.13cm" fo:padding-bottom="0.13cm" fo:padding-left="0.25cm" fo:padding-right="0.25cm" fo:wrap-option="no-wrap"/>
    </style:style>
    <style:style style:name="gr2" style:family="graphic" style:parent-style-name="standard">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3" style:family="graphic" style:parent-style-name="standard">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top" draw:auto-grow-height="false" fo:min-height="0.667cm" fo:min-width="1.22cm" fo:padding-top="0.169cm" fo:padding-bottom="0.125cm" fo:padding-left="0.25cm" fo:padding-right="0.25cm" fo:wrap-option="wrap"/>
    </style:style>
    <style:style style:name="gr5" style:family="graphic" style:parent-style-name="standard">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7cm" fo:min-width="0.707cm" fo:padding-top="0.13cm" fo:padding-bottom="0.13cm" fo:padding-left="0.25cm" fo:padding-right="0.25cm" fo:wrap-option="no-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min-height="0.646cm" fo:min-width="3.475cm" fo:padding-top="0.159cm" fo:padding-bottom="0.125cm" fo:padding-left="0.25cm" fo:padding-right="0.25cm" fo:wrap-option="wrap"/>
    </style:style>
    <style:style style:name="gr11" style:family="graphic" style:parent-style-name="standard" style:list-style-name="L2">
      <style:graphic-properties draw:stroke="none" draw:fill="none" draw:fill-color="#ffffff" draw:textarea-horizontal-align="justify" draw:textarea-vertical-align="top" draw:auto-grow-height="false" fo:min-height="0.614cm" fo:min-width="3.1cm" fo:padding-top="0.159cm" fo:padding-bottom="0.125cm" fo:padding-left="0.25cm" fo:padding-right="0.25cm" fo:wrap-option="wrap"/>
    </style:style>
    <style:style style:name="gr12" style:family="graphic" style:parent-style-name="standard">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fill-color="#ffffff" draw:textarea-horizontal-align="left" draw:textarea-vertical-align="middle" draw:auto-grow-height="false" fo:min-height="1.9cm" fo:min-width="2.3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16" style:family="graphic" style:parent-style-name="standard">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19" style:family="graphic" style:parent-style-name="standard">
      <style:graphic-properties draw:stroke="none" draw:fill="none" draw:fill-color="#ffffff" draw:textarea-horizontal-align="justify" draw:textarea-vertical-align="top" draw:auto-grow-height="false" fo:min-height="2.09cm" fo:min-width="4.405cm" fo:padding-top="0.169cm" fo:padding-bottom="0.125cm" fo:padding-left="0.25cm" fo:padding-right="0.25cm" fo:wrap-option="wrap"/>
    </style:style>
    <style:style style:name="gr20" style:family="graphic" style:parent-style-name="standard">
      <style:graphic-properties draw:stroke="none" draw:fill="none" draw:fill-color="#ffffff" draw:textarea-horizontal-align="justify" draw:textarea-vertical-align="top" draw:auto-grow-height="false" fo:min-height="2.09cm" fo:min-width="5.3cm" fo:padding-top="0.169cm" fo:padding-bottom="0.125cm" fo:padding-left="0.25cm" fo:padding-right="0.25cm" fo:wrap-option="wrap"/>
    </style:style>
    <style:style style:name="gr21" style:family="graphic" style:parent-style-name="standard">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22" style:family="graphic" style:parent-style-name="standard">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23" style:family="graphic" style:parent-style-name="standard">
      <style:graphic-properties draw:stroke="none" draw:fill="none" draw:fill-color="#ffffff" draw:textarea-horizontal-align="justify" draw:textarea-vertical-align="top" draw:auto-grow-height="false" fo:min-height="0.472cm" fo:min-width="0.502cm" fo:padding-top="0.125cm" fo:padding-bottom="0.125cm" fo:padding-left="0.25cm" fo:padding-right="0.25cm" fo:wrap-option="wrap"/>
    </style:style>
    <style:style style:name="gr24" style:family="graphic" style:parent-style-name="standard">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25"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26"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27"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9cm" fo:min-width="0cm" fo:padding-top="0.13cm" fo:padding-bottom="0.13cm" fo:padding-left="0.25cm" fo:padding-right="0.25cm" fo:wrap-option="no-wrap"/>
    </style:style>
    <style:style style:name="gr28" style:family="graphic" style:parent-style-name="standard">
      <style:graphic-properties draw:stroke="none" draw:fill="none" draw:fill-color="#ffffff" draw:textarea-horizontal-align="justify" draw:textarea-vertical-align="top" draw:auto-grow-height="false" fo:min-height="0.47cm" fo:min-width="0.5cm" fo:padding-top="0.125cm" fo:padding-bottom="0.125cm" fo:padding-left="0.25cm" fo:padding-right="0.25cm" fo:wrap-option="wrap"/>
    </style:style>
    <style:style style:name="gr2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30" style:family="graphic" style:parent-style-name="standard">
      <style:graphic-properties draw:stroke="none" draw:fill="none" draw:fill-color="#ffffff" draw:textarea-horizontal-align="justify" draw:textarea-vertical-align="top" draw:auto-grow-height="false" fo:min-height="0.669cm" fo:min-width="1.349cm" fo:padding-top="0.169cm" fo:padding-bottom="0.125cm" fo:padding-left="0.25cm" fo:padding-right="0.25cm" fo:wrap-option="wrap"/>
    </style:style>
    <style:style style:name="gr31" style:family="graphic" style:parent-style-name="standard">
      <style:graphic-properties draw:stroke="none" svg:stroke-color="#000000" draw:fill="none" draw:fill-color="#ffffff" draw:auto-grow-height="true" draw:auto-grow-width="false" fo:max-height="0cm" fo:min-height="1.435cm"/>
    </style:style>
    <style:style style:name="gr32" style:family="graphic" style:parent-style-name="objectwithoutfill">
      <style:graphic-properties draw:marker-start="Arrowheads_20_1" draw:marker-end="Arrowheads_20_1" draw:marker-end-width="0.3cm" draw:fill="none" draw:textarea-vertical-align="middle"/>
    </style:style>
    <style:style style:name="gr33" style:family="graphic" style:parent-style-name="standard">
      <style:graphic-properties draw:stroke="none" draw:fill="none" draw:ole-draw-aspect="1" style:protect="size"/>
    </style:style>
    <style:style style:name="gr34" style:family="graphic" style:parent-style-name="standard">
      <style:graphic-properties draw:stroke="none" svg:stroke-color="#000000" draw:fill="none" draw:fill-color="#ffffff" draw:auto-grow-height="true" draw:auto-grow-width="false" fo:max-height="0cm" fo:min-height="1.266cm"/>
    </style:style>
    <style:style style:name="gr35" style:family="graphic" style:parent-style-name="objectwithoutfill">
      <style:graphic-properties draw:fill="none" draw:textarea-vertical-align="middle"/>
    </style:style>
    <style:style style:name="gr36" style:family="graphic" style:parent-style-name="standard">
      <style:graphic-properties draw:stroke="none" draw:fill="none" draw:fill-color="#ffffff" draw:textarea-horizontal-align="left" draw:textarea-vertical-align="middle" draw:auto-grow-height="false" fo:min-height="1.9cm" fo:min-width="1.329cm" fo:padding-top="0.13cm" fo:padding-bottom="0.13cm" fo:padding-left="0.25cm" fo:padding-right="0.25cm" fo:wrap-option="no-wrap"/>
    </style:style>
    <style:style style:name="gr37" style:family="graphic" style:parent-style-name="standard">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38" style:family="graphic" style:parent-style-name="standard">
      <style:graphic-properties draw:stroke="none" draw:fill="none" draw:fill-color="#ffffff" draw:textarea-horizontal-align="justify" draw:textarea-vertical-align="top" draw:auto-grow-height="false" fo:min-height="0.566cm" fo:min-width="2cm" fo:padding-top="0.125cm" fo:padding-bottom="0.125cm" fo:padding-left="0.25cm" fo:padding-right="0.25cm" fo:wrap-option="wrap"/>
    </style:style>
    <style:style style:name="gr39" style:family="graphic" style:parent-style-name="standard">
      <style:graphic-properties svg:stroke-color="#ff3333" draw:fill-color="#ff420e" draw:textarea-vertical-align="middle" draw:auto-grow-height="false" fo:min-height="0.191cm" fo:min-width="0cm"/>
    </style:style>
    <style:style style:name="gr40" style:family="graphic" style:parent-style-name="standard">
      <style:graphic-properties draw:fill-color="#dddddd" fo:min-height="0cm" fo:min-width="0cm"/>
    </style:style>
    <style:style style:name="gr41" style:family="graphic">
      <style:graphic-properties style:protect="size"/>
    </style:style>
    <style:style style:name="gr42" style:family="graphic" style:parent-style-name="默认_5f_1">
      <style:graphic-properties draw:stroke="solid" svg:stroke-width="0.026cm" svg:stroke-color="#808080" draw:stroke-linejoin="round" draw:fill="solid" draw:fill-color="#cfe7f5" draw:opacity="70%" draw:textarea-horizontal-align="left" draw:textarea-vertical-align="middle" draw:auto-grow-height="false" fo:min-height="1.348cm" fo:min-width="1.225cm" fo:padding-top="0.13cm" fo:padding-bottom="0.13cm" fo:padding-left="0.25cm" fo:padding-right="0.25cm" fo:wrap-option="no-wrap"/>
    </style:style>
    <style:style style:name="gr43" style:family="graphic" style:parent-style-name="默认_5f_1">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44" style:family="graphic" style:parent-style-name="默认_5f_1">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默认_5f_1">
      <style:graphic-properties draw:stroke="none" draw:fill="none" draw:fill-color="#ffffff" draw:textarea-horizontal-align="justify" draw:textarea-vertical-align="top" draw:auto-grow-height="false" fo:min-height="0.669cm" fo:min-width="0.845cm" fo:padding-top="0.169cm" fo:padding-bottom="0.125cm" fo:padding-left="0.25cm" fo:padding-right="0.25cm" fo:wrap-option="wrap"/>
    </style:style>
    <style:style style:name="gr46" style:family="graphic" style:parent-style-name="默认_5f_1">
      <style:graphic-properties draw:stroke="none" draw:fill="none" draw:fill-color="#ffffff" draw:textarea-horizontal-align="justify" draw:textarea-vertical-align="top" draw:auto-grow-height="false" fo:min-height="1.381cm" fo:min-width="1.688cm" fo:padding-top="0.169cm" fo:padding-bottom="0.125cm" fo:padding-left="0.25cm" fo:padding-right="0.25cm" fo:wrap-option="wrap"/>
    </style:style>
    <style:style style:name="gr47"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7cm" fo:min-width="0.707cm" fo:padding-top="0.13cm" fo:padding-bottom="0.13cm" fo:padding-left="0.25cm" fo:padding-right="0.25cm" fo:wrap-option="no-wrap"/>
    </style:style>
    <style:style style:name="gr48" style:family="graphic" style:parent-style-name="默认_5f_1">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49" style:family="graphic" style:parent-style-name="默认_5f_1">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默认_5f_1">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51" style:family="graphic" style:parent-style-name="默认_5f_1" style:list-style-name="L2">
      <style:graphic-properties draw:stroke="none" draw:fill="none" draw:fill-color="#ffffff" draw:textarea-horizontal-align="justify" draw:textarea-vertical-align="top" draw:auto-grow-height="false" fo:min-height="0.646cm" fo:min-width="3.475cm" fo:padding-top="0.159cm" fo:padding-bottom="0.125cm" fo:padding-left="0.25cm" fo:padding-right="0.25cm" fo:wrap-option="wrap"/>
    </style:style>
    <style:style style:name="gr52" style:family="graphic" style:parent-style-name="默认_5f_1" style:list-style-name="L2">
      <style:graphic-properties draw:stroke="none" draw:fill="none" draw:fill-color="#ffffff" draw:textarea-horizontal-align="justify" draw:textarea-vertical-align="top" draw:auto-grow-height="false" fo:min-height="0.614cm" fo:min-width="3.1cm" fo:padding-top="0.159cm" fo:padding-bottom="0.125cm" fo:padding-left="0.25cm" fo:padding-right="0.25cm" fo:wrap-option="wrap"/>
    </style:style>
    <style:style style:name="gr53" style:family="graphic" style:parent-style-name="默认_5f_1">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5" style:family="graphic" style:parent-style-name="默认_5f_1">
      <style:graphic-properties draw:stroke="none" draw:fill="none" draw:fill-color="#ffffff" draw:textarea-horizontal-align="left" draw:textarea-vertical-align="middle" draw:auto-grow-height="false" fo:min-height="1.9cm" fo:min-width="2.3cm" fo:padding-top="0.13cm" fo:padding-bottom="0.13cm" fo:padding-left="0.25cm" fo:padding-right="0.25cm" fo:wrap-option="no-wrap"/>
    </style:style>
    <style:style style:name="gr56" style:family="graphic" style:parent-style-name="默认_5f_1">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57" style:family="graphic" style:parent-style-name="默认_5f_1">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58" style:family="graphic" style:parent-style-name="默认_5f_1">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9" style:family="graphic" style:parent-style-name="默认_5f_1">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60" style:family="graphic" style:parent-style-name="默认_5f_1">
      <style:graphic-properties draw:stroke="none" draw:fill="none" draw:fill-color="#ffffff" draw:textarea-horizontal-align="justify" draw:textarea-vertical-align="top" draw:auto-grow-height="false" fo:min-height="2.09cm" fo:min-width="4.405cm" fo:padding-top="0.169cm" fo:padding-bottom="0.125cm" fo:padding-left="0.25cm" fo:padding-right="0.25cm" fo:wrap-option="wrap"/>
    </style:style>
    <style:style style:name="gr61" style:family="graphic" style:parent-style-name="默认_5f_1">
      <style:graphic-properties draw:stroke="none" draw:fill="none" draw:fill-color="#ffffff" draw:textarea-horizontal-align="justify" draw:textarea-vertical-align="top" draw:auto-grow-height="false" fo:min-height="2.09cm" fo:min-width="5.3cm" fo:padding-top="0.169cm" fo:padding-bottom="0.125cm" fo:padding-left="0.25cm" fo:padding-right="0.25cm" fo:wrap-option="wrap"/>
    </style:style>
    <style:style style:name="gr62" style:family="graphic" style:parent-style-name="默认_5f_1">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63" style:family="graphic" style:parent-style-name="默认_5f_1">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64" style:family="graphic" style:parent-style-name="默认_5f_1">
      <style:graphic-properties draw:stroke="none" draw:fill="none" draw:fill-color="#ffffff" draw:textarea-horizontal-align="justify" draw:textarea-vertical-align="top" draw:auto-grow-height="false" fo:min-height="0.472cm" fo:min-width="0.502cm" fo:padding-top="0.125cm" fo:padding-bottom="0.125cm" fo:padding-left="0.25cm" fo:padding-right="0.25cm" fo:wrap-option="wrap"/>
    </style:style>
    <style:style style:name="gr65" style:family="graphic" style:parent-style-name="默认_5f_1">
      <style:graphic-properties draw:stroke="none" draw:fill="none" draw:fill-color="#ffffff" draw:textarea-horizontal-align="justify" draw:textarea-vertical-align="top" draw:auto-grow-height="false" fo:min-height="0.552cm" fo:min-width="4.5cm" fo:padding-top="0.125cm" fo:padding-bottom="0.125cm" fo:padding-left="0.25cm" fo:padding-right="0.25cm" fo:wrap-option="wrap"/>
    </style:style>
    <style:style style:name="gr66" style:family="graphic" style:parent-style-name="默认_5f_1">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67"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68"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69"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9cm" fo:min-width="0cm" fo:padding-top="0.13cm" fo:padding-bottom="0.13cm" fo:padding-left="0.25cm" fo:padding-right="0.25cm" fo:wrap-option="no-wrap"/>
    </style:style>
    <style:style style:name="gr70" style:family="graphic" style:parent-style-name="默认_5f_1">
      <style:graphic-properties draw:stroke="none" draw:fill="none" draw:fill-color="#ffffff" draw:textarea-horizontal-align="justify" draw:textarea-vertical-align="top" draw:auto-grow-height="false" fo:min-height="0.47cm" fo:min-width="0.5cm" fo:padding-top="0.125cm" fo:padding-bottom="0.125cm" fo:padding-left="0.25cm" fo:padding-right="0.25cm" fo:wrap-option="wrap"/>
    </style:style>
    <style:style style:name="gr71"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72" style:family="graphic" style:parent-style-name="默认_5f_1">
      <style:graphic-properties draw:stroke="none" svg:stroke-color="#000000" draw:fill="none" draw:fill-color="#ffffff" draw:auto-grow-height="true" draw:auto-grow-width="false" fo:max-height="0cm" fo:min-height="1.435cm"/>
    </style:style>
    <style:style style:name="gr73" style:family="graphic" style:parent-style-name="默认_5f_1">
      <style:graphic-properties draw:stroke="none" draw:fill="none" draw:ole-draw-aspect="1" style:protect="size"/>
    </style:style>
    <style:style style:name="gr74" style:family="graphic" style:parent-style-name="默认_5f_1">
      <style:graphic-properties draw:stroke="none" svg:stroke-color="#000000" draw:fill="none" draw:fill-color="#ffffff" draw:auto-grow-height="true" draw:auto-grow-width="false" fo:max-height="0cm" fo:min-height="1.266cm"/>
    </style:style>
    <style:style style:name="gr75" style:family="graphic" style:parent-style-name="默认_5f_1">
      <style:graphic-properties draw:stroke="none" draw:fill="none" draw:fill-color="#ffffff" draw:textarea-horizontal-align="left" draw:textarea-vertical-align="middle" draw:auto-grow-height="false" fo:min-height="1.9cm" fo:min-width="1.329cm" fo:padding-top="0.13cm" fo:padding-bottom="0.13cm" fo:padding-left="0.25cm" fo:padding-right="0.25cm" fo:wrap-option="no-wrap"/>
    </style:style>
    <style:style style:name="gr76" style:family="graphic" style:parent-style-name="默认_5f_1">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77" style:family="graphic" style:parent-style-name="默认_5f_1">
      <style:graphic-properties draw:stroke="none" draw:fill="none" draw:fill-color="#ffffff" draw:textarea-horizontal-align="justify" draw:textarea-vertical-align="top" draw:auto-grow-height="false" fo:min-height="0.566cm" fo:min-width="3.4cm" fo:padding-top="0.125cm" fo:padding-bottom="0.125cm" fo:padding-left="0.25cm" fo:padding-right="0.25cm" fo:wrap-option="wrap"/>
    </style:style>
    <style:style style:name="gr78" style:family="graphic" style:parent-style-name="默认_5f_1">
      <style:graphic-properties draw:stroke="none" draw:fill="none" draw:fill-color="#ffffff" draw:textarea-horizontal-align="justify" draw:textarea-vertical-align="top" draw:auto-grow-height="false" fo:min-height="0.566cm" fo:min-width="5.502cm" fo:padding-top="0.125cm" fo:padding-bottom="0.125cm" fo:padding-left="0.25cm" fo:padding-right="0.25cm" fo:wrap-option="wrap"/>
    </style:style>
    <style:style style:name="gr79" style:family="graphic" style:parent-style-name="默认_5f_1">
      <style:graphic-properties svg:stroke-color="#ff3333" draw:fill-color="#ff420e" draw:textarea-vertical-align="middle" draw:auto-grow-height="false" fo:min-height="0.191cm" fo:min-width="0cm"/>
    </style:style>
    <style:style style:name="gr80" style:family="graphic" style:parent-style-name="默认_5f_1">
      <style:graphic-properties fo:min-height="0cm" fo:min-width="0cm"/>
    </style:style>
    <style:style style:name="gr81" style:family="graphic" style:parent-style-name="默认_5f_2">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2" style:family="graphic" style:parent-style-name="默认_5f_2">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83" style:family="graphic" style:parent-style-name="默认_5f_2">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84" style:family="graphic" style:parent-style-name="默认_5f_2" style:list-style-name="L2">
      <style:graphic-properties draw:stroke="none" draw:fill="none" draw:fill-color="#ffffff" draw:textarea-horizontal-align="justify" draw:textarea-vertical-align="top" draw:auto-grow-height="false" fo:min-height="0.646cm" fo:min-width="3.475cm" fo:padding-top="0.159cm" fo:padding-bottom="0.125cm" fo:padding-left="0.25cm" fo:padding-right="0.25cm" fo:wrap-option="wrap"/>
    </style:style>
    <style:style style:name="gr85" style:family="graphic" style:parent-style-name="默认_5f_2" style:list-style-name="L2">
      <style:graphic-properties draw:stroke="none" draw:fill="none" draw:fill-color="#ffffff" draw:textarea-horizontal-align="justify" draw:textarea-vertical-align="top" draw:auto-grow-height="false" fo:min-height="0.614cm" fo:min-width="3.1cm" fo:padding-top="0.159cm" fo:padding-bottom="0.125cm" fo:padding-left="0.25cm" fo:padding-right="0.25cm" fo:wrap-option="wrap"/>
    </style:style>
    <style:style style:name="gr86" style:family="graphic" style:parent-style-name="默认_5f_2">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7" style:family="graphic" style:parent-style-name="默认_5f_2">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88" style:family="graphic" style:parent-style-name="默认_5f_2">
      <style:graphic-properties draw:stroke="none" draw:fill="none" draw:fill-color="#ffffff" draw:textarea-horizontal-align="justify" draw:textarea-vertical-align="top" draw:auto-grow-height="false" fo:min-height="2.09cm" fo:min-width="4.405cm" fo:padding-top="0.169cm" fo:padding-bottom="0.125cm" fo:padding-left="0.25cm" fo:padding-right="0.25cm" fo:wrap-option="wrap"/>
    </style:style>
    <style:style style:name="gr89" style:family="graphic" style:parent-style-name="默认_5f_2">
      <style:graphic-properties draw:stroke="none" draw:fill="none" draw:ole-draw-aspect="1" style:protect="size"/>
    </style:style>
    <style:style style:name="gr90" style:family="graphic" style:parent-style-name="默认_5f_2">
      <style:graphic-properties draw:stroke="none" svg:stroke-color="#000000" draw:fill="none" draw:fill-color="#ffffff" draw:auto-grow-height="true" draw:auto-grow-width="false" fo:max-height="0cm" fo:min-height="1.266cm"/>
    </style:style>
    <style:style style:name="gr91" style:family="graphic" style:parent-style-name="默认_5f_2">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92" style:family="graphic" style:parent-style-name="默认_5f_2">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93" style:family="graphic" style:parent-style-name="默认_5f_2">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4" style:family="graphic" style:parent-style-name="默认_5f_2">
      <style:graphic-properties svg:stroke-color="#ff3333" draw:fill-color="#ff420e" draw:textarea-vertical-align="middle" draw:auto-grow-height="false" fo:min-height="0.191cm" fo:min-width="0cm"/>
    </style:style>
    <style:style style:name="gr95"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96" style:family="graphic" style:parent-style-name="objectwithoutfill">
      <style:graphic-properties draw:marker-start="Line_20_Arrow_20_3" draw:marker-end="Arrow" draw:marker-end-width="0.3cm" draw:fill="none" draw:textarea-vertical-align="middle"/>
    </style:style>
    <style:style style:name="pr1" style:family="presentation" style:parent-style-name="Default-notes">
      <style:graphic-properties draw:stroke="none" draw:fill="none" draw:fill-color="#ffffff" draw:auto-grow-height="true" fo:min-height="12.555cm"/>
    </style:style>
    <style:style style:name="P1" style:family="paragraph">
      <style:paragraph-properties style:writing-mode="lr-tb"/>
    </style:style>
    <style:style style:name="P2" style:family="paragraph">
      <loext:graphic-properties draw:fill="solid" draw:fill-color="#cfe7f5" draw:opacity="70%"/>
      <style:paragraph-properties style:writing-mode="lr-tb" style:font-independent-line-spacing="true"/>
      <style:text-properties fo:font-size="17.8999996185303pt"/>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margin-top="0cm" fo:margin-bottom="0cm" fo:line-height="93%" fo:text-indent="0cm" style:line-break="strict"/>
    </style:style>
    <style:style style:name="P5"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ext-properties fo:font-size="17.8999996185303pt"/>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line-height="93%" fo:text-align="center" fo:text-indent="0cm" style:line-break="strict"/>
    </style:style>
    <style:style style:name="P8"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7.8999996185303pt"/>
    </style:style>
    <style:style style:name="P9" style:family="paragraph">
      <loext:graphic-properties draw:fill="solid" draw:fill-color="#cfe7f5"/>
      <style:paragraph-properties style:writing-mode="lr-tb" style:font-independent-line-spacing="true"/>
    </style:style>
    <style:style style:name="P10" style:family="paragraph">
      <loext:graphic-properties draw:fill="solid" draw:fill-color="#0099ff"/>
      <style:paragraph-properties style:writing-mode="lr-tb" style:font-independent-line-spacing="true"/>
    </style:style>
    <style:style style:name="P11" style:family="paragraph">
      <style:paragraph-properties fo:margin-left="0cm" fo:margin-right="0cm" fo:text-indent="0cm" style:line-break="strict"/>
    </style:style>
    <style:style style:name="P12" style:family="paragraph">
      <loext:graphic-properties draw:fill="none" draw:fill-color="#ffffff"/>
      <style:paragraph-properties fo:margin-left="0cm" fo:margin-right="0cm" fo:text-indent="0cm" style:line-break="strict" style:writing-mode="lr-tb" style:font-independent-line-spacing="true"/>
      <style:text-properties fo:font-size="17.8999996185303pt"/>
    </style:style>
    <style:style style:name="P13" style:family="paragraph">
      <style:paragraph-properties fo:margin-left="0cm" fo:margin-right="0cm" fo:text-indent="0cm" style:line-break="strict" style:writing-mode="lr-tb"/>
    </style:style>
    <style:style style:name="P14" style:family="paragraph">
      <loext:graphic-properties draw:fill="solid" draw:fill-color="#cfe7f5" draw:opacity="70%"/>
      <style:paragraph-properties fo:margin-left="0cm" fo:margin-right="0cm" fo:text-indent="0cm" style:line-break="strict" style:writing-mode="lr-tb" style:font-independent-line-spacing="true"/>
      <style:text-properties fo:font-size="17.8999996185303pt"/>
    </style:style>
    <style:style style:name="P15" style:family="paragraph">
      <loext:graphic-properties draw:fill="solid" draw:fill-color="#ff3366"/>
      <style:paragraph-properties style:writing-mode="lr-tb" style:font-independent-line-spacing="true"/>
    </style:style>
    <style:style style:name="P16" style:family="paragraph">
      <loext:graphic-properties draw:fill="none" draw:fill-color="#ffffff"/>
      <style:text-properties fo:font-size="13.8999996185303pt" style:font-size-asian="14pt" style:font-size-complex="14pt"/>
    </style:style>
    <style:style style:name="P17" style:family="paragraph">
      <loext:graphic-properties draw:fill="none" draw:fill-color="#ffffff"/>
      <style:paragraph-properties fo:margin-left="0cm" fo:margin-right="0cm" fo:text-indent="0cm" style:line-break="strict"/>
      <style:text-properties fo:font-size="13.8999996185303pt" style:font-size-asian="14pt" style:font-size-complex="14pt"/>
    </style:style>
    <style:style style:name="P18" style:family="paragraph">
      <loext:graphic-properties draw:fill="none"/>
    </style:style>
    <style:style style:name="P19" style:family="paragraph">
      <loext:graphic-properties draw:fill="none" draw:fill-color="#ffffff"/>
      <style:text-properties fo:font-size="11.8999996185303pt" style:font-size-asian="12pt" style:font-size-complex="12pt"/>
    </style:style>
    <style:style style:name="P20"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7.8999996185303pt" fo:font-weight="bold" style:font-weight-asian="bold" style:font-weight-complex="bold"/>
    </style:style>
    <style:style style:name="P21" style:family="paragraph">
      <loext:graphic-properties draw:fill-color="#ff420e"/>
      <style:paragraph-properties fo:text-align="center"/>
    </style:style>
    <style:style style:name="P22" style:family="paragraph">
      <loext:graphic-properties draw:fill-color="#dddddd"/>
    </style:style>
    <style:style style:name="P23" style:family="paragraph">
      <loext:graphic-properties draw:fill="none" draw:fill-color="#ffffff"/>
    </style:style>
    <style:style style:name="P24" style:family="paragraph">
      <loext:graphic-properties draw:fill="none" draw:fill-color="#ffffff"/>
      <style:text-properties style:font-size-asian="12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color="#000000" style:font-name="Arial" fo:font-size="18pt" fo:language="de" fo:country="DE" style:font-name-asian="AR PL KaitiM GB1" style:font-size-asian="18pt" style:font-name-complex="AR PL KaitiM GB1" style:font-size-complex="18pt"/>
    </style:style>
    <style:style style:name="T4" style:family="text">
      <style:text-properties fo:color="#000000" style:font-name="Arial" fo:font-size="12pt" fo:language="de" fo:country="DE" style:font-name-asian="AR PL KaitiM GB1" style:font-size-asian="12pt" style:font-name-complex="AR PL KaitiM GB1" style:font-size-complex="12pt"/>
    </style:style>
    <style:style style:name="T5" style:family="text">
      <style:text-properties fo:color="#000000" style:text-position="-33% 58%" style:font-name="Arial" fo:font-size="18pt" fo:language="de" fo:country="DE" style:font-name-asian="AR PL KaitiM GB1" style:font-size-asian="18pt" style:font-name-complex="AR PL KaitiM GB1" style:font-size-complex="18pt"/>
    </style:style>
    <style:style style:name="T6" style:family="text">
      <style:text-properties fo:color="#ff0000" style:font-name="Arial" fo:font-size="14pt" fo:language="de" fo:country="DE" style:font-name-asian="AR PL KaitiM GB1" style:font-size-asian="14pt" style:font-name-complex="AR PL KaitiM GB1" style:font-size-complex="14pt"/>
    </style:style>
    <style:style style:name="T7" style:family="text">
      <style:text-properties fo:color="#000000" style:text-position="-33% 58%" style:font-name="Arial" fo:font-size="12pt" fo:language="de" fo:country="DE" style:font-name-asian="AR PL KaitiM GB1" style:font-size-asian="12pt" style:font-name-complex="AR PL KaitiM GB1" style:font-size-complex="12pt"/>
    </style:style>
    <style:style style:name="T8" style:family="text">
      <style:text-properties fo:color="#000000" style:font-name="Arial" fo:font-size="14pt" fo:language="de" fo:country="DE" style:font-name-asian="AR PL KaitiM GB1" style:font-size-asian="14pt" style:font-name-complex="AR PL KaitiM GB1" style:font-size-complex="14pt"/>
    </style:style>
    <style:style style:name="T9" style:family="text">
      <style:text-properties fo:font-size="12pt" fo:language="de" fo:country="DE" style:font-size-asian="12pt" style:font-size-complex="12pt"/>
    </style:style>
    <style:style style:name="T10" style:family="text">
      <style:text-properties style:text-position="super 58%" fo:font-size="12pt" fo:language="de" fo:country="DE" style:font-size-asian="12pt" style:font-size-complex="12pt"/>
    </style:style>
    <style:style style:name="T11" style:family="text">
      <style:text-properties fo:font-size="14pt" fo:language="de" fo:country="DE" style:font-size-asian="14pt" style:font-size-complex="14pt"/>
    </style:style>
    <style:style style:name="T12" style:family="text">
      <style:text-properties style:text-position="super 58%" fo:font-size="14pt" fo:language="de" fo:country="DE" style:font-size-asian="14pt" style:font-size-complex="14pt"/>
    </style:style>
    <style:style style:name="T13" style:family="text">
      <style:text-properties fo:font-size="12pt" style:font-size-asian="12pt" style:font-size-complex="12pt"/>
    </style:style>
    <style:style style:name="T14" style:family="text">
      <style:text-properties fo:color="#000000" style:font-name="Arial" fo:font-size="12pt" fo:language="de" fo:country="DE" fo:font-weight="bold" style:font-name-asian="AR PL KaitiM GB1" style:font-size-asian="12pt" style:font-weight-asian="bold" style:font-name-complex="AR PL KaitiM GB1" style:font-size-complex="12pt" style:font-weight-complex="bold"/>
    </style:style>
    <style:style style:name="T15" style:family="text">
      <style:text-properties fo:color="#000000" style:text-position="-33% 58%" style:font-name="Arial" fo:font-size="12pt" fo:language="de" fo:country="DE" fo:font-weight="bold" style:font-name-asian="AR PL KaitiM GB1" style:font-size-asian="12pt" style:font-weight-asian="bold" style:font-name-complex="AR PL KaitiM GB1" style:font-size-complex="12pt" style:font-weight-complex="bold"/>
    </style:style>
    <style:style style:name="T16" style:family="text">
      <style:text-properties style:text-position="33% 58%" fo:font-size="14pt" fo:language="de" fo:country="DE"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2.439cm" svg:height="2.272cm" svg:x="5.387cm" svg:y="2.337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6.946cm" svg:y1="2.338cm" svg:x2="12.126cm" svg:y2="4.813cm">
          <text:p/>
        </draw:line>
        <draw:line draw:style-name="gr3" draw:text-style-name="P3" draw:layer="layout" svg:x1="6.934cm" svg:y1="2.067cm" svg:x2="6.938cm" svg:y2="2.613cm">
          <text:p/>
        </draw:line>
        <draw:line draw:style-name="gr3" draw:text-style-name="P3" draw:layer="layout" svg:x1="5.805cm" svg:y1="3.03cm" svg:x2="5.47cm" svg:y2="2.298cm">
          <text:p/>
        </draw:line>
        <draw:custom-shape draw:style-name="gr4" draw:text-style-name="P5" draw:layer="layout" svg:width="1.72cm" svg:height="0.961cm" draw:transform="rotate (0.349065850398866) translate (5.492cm 2.657cm)">
          <text:list text:style-name="L1">
            <text:list-header>
              <text:p text:style-name="P4"><text:span text:style-name="T3">t</text:span><text:span text:style-name="T4">v_ext</text:span></text:p>
            </text:list-header>
          </text:list>
          <draw:enhanced-geometry svg:viewBox="0 0 21600 21600" draw:type="mso-spt202" draw:enhanced-path="M 0 0 L 21600 0 21600 21600 0 21600 0 0 Z N"/>
        </draw:custom-shape>
        <draw:custom-shape draw:style-name="gr5" draw:text-style-name="P5" draw:layer="layout" svg:width="2.187cm" svg:height="1.674cm" draw:transform="skewX (0.00122173047639608) rotate (-0.405614518163482) translate (9.317cm 2.414cm)">
          <text:list text:style-name="L1">
            <text:list-header>
              <text:p text:style-name="P4"><text:span text:style-name="T3"/></text:p>
            </text:list-header>
            <text:list-item>
              <text:p text:style-name="P4"><text:span text:style-name="T3">t</text:span><text:span text:style-name="T5">TOF</text:span><text:span text:style-name="T3"> </text:span></text:p>
              <text:p text:style-name="P4"><text:span text:style-name="T3"/></text:p>
            </text:list-item>
            <text:list-item>
              <text:p text:style-name="P4"><text:span text:style-name="T3"/></text:p>
            </text:list-item>
          </text:list>
          <draw:enhanced-geometry svg:viewBox="0 0 21600 21600" draw:type="mso-spt202" draw:enhanced-path="M 0 0 L 21600 0 21600 21600 0 21600 0 0 Z N"/>
        </draw:custom-shape>
        <draw:custom-shape draw:style-name="gr6" draw:text-style-name="P6" draw:layer="layout" svg:width="1.207cm" svg:height="0.377cm" svg:x="5.739cm" svg:y="2.441cm">
          <text:p/>
          <draw:enhanced-geometry svg:viewBox="0 0 1194 399" draw:type="non-primitive" draw:enhanced-path="M 0 398 C 764 0 1193 0 1193 0 N"/>
        </draw:custom-shape>
        <draw:line draw:style-name="gr7" draw:text-style-name="P3" draw:layer="layout" svg:x1="4.225cm" svg:y1="11.151cm" svg:x2="26.623cm" svg:y2="11.155cm">
          <text:p/>
        </draw:line>
        <draw:line draw:style-name="gr7" draw:text-style-name="P3" draw:layer="layout" svg:x1="4.225cm" svg:y1="13.994cm" svg:x2="26.455cm" svg:y2="13.998cm">
          <text:p/>
        </draw:line>
        <draw:line draw:style-name="gr8" draw:text-style-name="P3" draw:layer="layout" svg:x1="7.855cm" svg:y1="12.636cm" svg:x2="7.86cm" svg:y2="14.144cm">
          <text:p/>
        </draw:line>
        <draw:line draw:style-name="gr8" draw:text-style-name="P3" draw:layer="layout" svg:x1="18.055cm" svg:y1="12.686cm" svg:x2="18.059cm" svg:y2="13.991cm">
          <text:p/>
        </draw:line>
        <draw:line draw:style-name="gr8" draw:text-style-name="P3" draw:layer="layout" svg:x1="7.924cm" svg:y1="9.63cm" svg:x2="7.929cm" svg:y2="11.138cm">
          <text:p/>
        </draw:line>
        <draw:line draw:style-name="gr7" draw:text-style-name="P3" draw:layer="layout" svg:x1="4.225cm" svg:y1="8.437cm" svg:x2="26.826cm" svg:y2="8.392cm">
          <text:p/>
        </draw:line>
        <draw:line draw:style-name="gr8" draw:text-style-name="P3" draw:layer="layout" svg:x1="5.323cm" svg:y1="7.614cm" svg:x2="5.345cm" svg:y2="8.421cm">
          <text:p/>
        </draw:line>
        <draw:line draw:style-name="gr8" draw:text-style-name="P3" draw:layer="layout" svg:x1="15.246cm" svg:y1="7.811cm" svg:x2="15.25cm" svg:y2="8.42cm">
          <text:p/>
        </draw:line>
        <draw:custom-shape draw:style-name="gr9" draw:text-style-name="P5" draw:layer="layout" svg:width="1.434cm" svg:height="0.723cm" svg:x="25.793cm" svg:y="11.4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3cm" svg:x="25.793cm" svg:y="8.41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3cm" svg:x="25.855cm" svg:y="14.485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8" draw:text-style-name="P3" draw:layer="layout" svg:x1="7.282cm" svg:y1="7.742cm" svg:x2="7.287cm" svg:y2="8.421cm">
          <text:p/>
        </draw:line>
        <draw:line draw:style-name="gr8" draw:text-style-name="P3" draw:layer="layout" svg:x1="9.34cm" svg:y1="7.742cm" svg:x2="9.345cm" svg:y2="8.421cm">
          <text:p/>
        </draw:line>
        <draw:line draw:style-name="gr8" draw:text-style-name="P3" draw:layer="layout" svg:x1="11.224cm" svg:y1="7.742cm" svg:x2="11.229cm" svg:y2="8.421cm">
          <text:p/>
        </draw:line>
        <draw:line draw:style-name="gr8" draw:text-style-name="P3" draw:layer="layout" svg:x1="13.186cm" svg:y1="7.742cm" svg:x2="13.191cm" svg:y2="8.421cm">
          <text:p/>
        </draw:line>
        <draw:line draw:style-name="gr8" draw:text-style-name="P3" draw:layer="layout" svg:x1="17.406cm" svg:y1="7.742cm" svg:x2="17.41cm" svg:y2="8.421cm">
          <text:p/>
        </draw:line>
        <draw:line draw:style-name="gr8" draw:text-style-name="P3" draw:layer="layout" svg:x1="21.627cm" svg:y1="7.742cm" svg:x2="21.631cm" svg:y2="8.421cm">
          <text:p/>
        </draw:line>
        <draw:line draw:style-name="gr8" draw:text-style-name="P3" draw:layer="layout" svg:x1="17.975cm" svg:y1="9.623cm" svg:x2="17.98cm" svg:y2="11.131cm">
          <text:p/>
        </draw:line>
        <draw:custom-shape draw:style-name="gr10" draw:text-style-name="P5" draw:layer="layout" svg:width="3.975cm" svg:height="0.93cm" svg:x="14.2cm" svg:y="9.194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11" draw:text-style-name="P5" draw:layer="layout" svg:width="3.6cm" svg:height="0.898cm" svg:x="14.8cm" svg:y="11.994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8" draw:text-style-name="P3" draw:layer="layout" svg:x1="19.391cm" svg:y1="7.742cm" svg:x2="19.395cm" svg:y2="8.421cm">
          <text:p/>
        </draw:line>
        <draw:line draw:style-name="gr12" draw:text-style-name="P3" draw:layer="layout" svg:x1="18.024cm" svg:y1="6.798cm" svg:x2="18.024cm" svg:y2="10.398cm">
          <text:p/>
        </draw:line>
        <draw:line draw:style-name="gr8" draw:text-style-name="P3" draw:layer="layout" svg:x1="17.975cm" svg:y1="9.63cm" svg:x2="17.98cm" svg:y2="11.138cm">
          <text:p/>
        </draw:line>
        <draw:g>
          <draw:line draw:style-name="gr13" draw:text-style-name="P3" draw:layer="layout" svg:x1="15.224cm" svg:y1="7.356cm" svg:x2="18.02cm" svg:y2="7.356cm">
            <text:p/>
          </draw:line>
          <draw:custom-shape draw:style-name="gr14" draw:text-style-name="P6" draw:layer="layout" svg:width="2.8cm" svg:height="2.16cm" svg:x="15.224cm" svg:y="6.271cm">
            <text:p/>
            <draw:enhanced-geometry svg:viewBox="0 0 21600 21600" draw:type="mso-spt202" draw:enhanced-path="M 0 0 L 21600 0 21600 21600 0 21600 0 0 Z N"/>
          </draw:custom-shape>
        </draw:g>
        <draw:line draw:style-name="gr12" draw:text-style-name="P3" draw:layer="layout" svg:x1="15.25cm" svg:y1="6.91cm" svg:x2="15.25cm" svg:y2="8.195cm">
          <text:p/>
        </draw:line>
        <draw:custom-shape draw:style-name="gr15" draw:text-style-name="P8" draw:layer="layout" svg:width="2.002cm" svg:height="0.816cm" svg:x="18.2cm" svg:y="9.796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8" draw:text-style-name="P3" draw:layer="layout" svg:x1="18.005cm" svg:y1="12.688cm" svg:x2="18.01cm" svg:y2="13.993cm">
          <text:p/>
        </draw:line>
        <draw:line draw:style-name="gr8" draw:text-style-name="P3" draw:layer="layout" svg:x1="18.027cm" svg:y1="9.63cm" svg:x2="18.031cm" svg:y2="11.138cm">
          <text:p/>
        </draw:line>
        <draw:line draw:style-name="gr16" draw:text-style-name="P3" draw:layer="layout" svg:x1="20.6cm" svg:y1="10.496cm" svg:x2="20.6cm" svg:y2="11.151cm">
          <text:p/>
        </draw:line>
        <draw:line draw:style-name="gr17" draw:text-style-name="P3" draw:layer="layout" svg:x1="16.2cm" svg:y1="11.703cm" svg:x2="20.605cm" svg:y2="11.703cm">
          <text:p/>
        </draw:line>
        <draw:custom-shape draw:style-name="gr18" draw:text-style-name="P5" draw:layer="layout" svg:width="5.203cm" svg:height="2.384cm" svg:x="0.023cm" svg:y="9.811cm">
          <text:list text:style-name="L1">
            <text:list-header>
              <text:p text:style-name="P4"><text:span text:style-name="T8">SIS100 bucket marker @SIS18</text:span></text:p>
            </text:list-header>
          </text:list>
          <draw:enhanced-geometry svg:viewBox="0 0 21600 21600" draw:type="mso-spt202" draw:enhanced-path="M 0 0 L 21600 0 21600 21600 0 21600 0 0 Z N"/>
        </draw:custom-shape>
        <draw:custom-shape draw:style-name="gr19" draw:text-style-name="P5" draw:layer="layout" svg:width="4.905cm" svg:height="2.384cm" svg:x="-0.079cm" svg:y="7.015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20" draw:text-style-name="P5" draw:layer="layout" svg:width="5.8cm" svg:height="2.384cm" svg:x="0.026cm" svg:y="13.031cm">
          <text:list text:style-name="L1">
            <text:list-header>
              <text:p text:style-name="P4"><text:span text:style-name="T8">SIS100 bucket </text:span></text:p>
            </text:list-header>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21" draw:text-style-name="P9" draw:layer="layout" svg:width="0.499cm" svg:height="0.341cm" svg:x="5.158cm" svg:y="2.789cm">
          <text:p/>
          <draw:enhanced-geometry svg:viewBox="0 0 21600 21600" draw:glue-points="10800 0 0 10800 10800 21600 21600 10800" draw:type="flowchart-process" draw:enhanced-path="M 0 0 L 21600 0 21600 21600 0 21600 0 0 Z N"/>
        </draw:custom-shape>
        <draw:custom-shape draw:style-name="gr22" draw:text-style-name="P10" draw:layer="layout" svg:width="0.402cm" svg:height="0.288cm" svg:x="7.524cm" svg:y="2.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1.002cm" svg:height="0.722cm" svg:x="7.625cm" svg:y="2.915cm">
          <text:list text:style-name="L1">
            <text:list-header>
              <text:p text:style-name="P11"><text:span text:style-name="T9">1</text:span><text:span text:style-name="T10">st</text:span><text:span text:style-name="T9"> </text:span></text:p>
            </text:list-header>
          </text:list>
          <draw:enhanced-geometry svg:viewBox="0 0 21600 21600" draw:type="mso-spt202" draw:enhanced-path="M 0 0 L 21600 0 21600 21600 0 21600 0 0 Z N"/>
        </draw:custom-shape>
        <draw:custom-shape draw:style-name="gr24" draw:text-style-name="P14" draw:layer="layout" svg:width="4.111cm" svg:height="4.133cm" svg:x="11.38cm" svg:y="1.093cm">
          <text:list text:style-name="L1">
            <text:list-header>
              <text:p text:style-name="P13"><text:span text:style-name="T11"><text:s text:c="4"/></text:span><text:span text:style-name="T11">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02cm" svg:height="0.689cm" draw:transform="skewX (-0.00296705972839036) rotate (-0.837758040957279) translate (11.996cm 1.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02cm" svg:height="0.689cm" draw:transform="skewX (-0.00296705972839036) rotate (-0.837758040957279) translate (15.086cm 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02cm" svg:height="0.687cm" draw:transform="skewX (0.00296705972839043) rotate (0.542099265669439) translate (11.313cm 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03cm" svg:height="0.689cm" draw:transform="skewX (-0.00139626340159551) rotate (0.855211333477222) translate (14.071cm 1.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01cm" svg:height="0.688cm" draw:transform="skewX (-0.00139626340159544) rotate (1.15191730631626) translate (12.285cm 5.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cm" svg:height="0.688cm" draw:transform="skewX (-0.00733038285837618) rotate (1.55334303427495) translate (12.673cm 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382cm" svg:height="0.69cm" draw:transform="skewX (-0.00575958653158129) rotate (0.15707963267949) translate (15.038cm 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0.402cm" svg:height="0.691cm" draw:transform="skewX (-0.00139626340159546) rotate (-0.127758101245985) translate (11.272cm 2.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383cm" svg:height="0.688cm" svg:x="15.243cm" svg:y="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1cm" svg:height="0.72cm" svg:x="11.475cm" svg:y="2.629cm">
          <text:list text:style-name="L1">
            <text:list-header>
              <text:p text:style-name="P11"><text:span text:style-name="T9">#1</text:span></text:p>
            </text:list-header>
          </text:list>
          <draw:enhanced-geometry svg:viewBox="0 0 21600 21600" draw:type="mso-spt202" draw:enhanced-path="M 0 0 L 21600 0 21600 21600 0 21600 0 0 Z N"/>
        </draw:custom-shape>
        <draw:custom-shape draw:style-name="gr26" draw:text-style-name="P15" draw:layer="layout" svg:width="0.402cm" svg:height="0.688cm" draw:transform="skewX (0.00872664625997164) rotate (1.67551608191456) translate (13.609cm 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11.926cm" svg:y1="5.226cm" svg:x2="12.326cm" svg:y2="4.211cm">
          <text:p/>
        </draw:line>
        <draw:line draw:style-name="gr3" draw:text-style-name="P3" draw:layer="layout" svg:x1="13.926cm" svg:y1="4.414cm" svg:x2="14.526cm" svg:y2="5.614cm">
          <text:p/>
        </draw:line>
        <draw:custom-shape draw:style-name="gr29" draw:text-style-name="P6" draw:layer="layout" svg:width="2cm" svg:height="0.288cm" svg:x="12.126cm" svg:y="4.611cm">
          <text:p/>
          <draw:enhanced-geometry svg:viewBox="0 0 1344 449" draw:mirror-horizontal="false" draw:mirror-vertical="false" draw:type="non-primitive" draw:enhanced-path="M 0 0 C 860 448 1343 448 1343 448 N"/>
        </draw:custom-shape>
        <draw:custom-shape draw:style-name="gr30" draw:text-style-name="P5" draw:layer="layout" svg:width="1.849cm" svg:height="0.963cm" svg:x="12.426cm" svg:y="3.838cm">
          <text:list text:style-name="L1">
            <text:list-header>
              <text:p text:style-name="P4"><text:span text:style-name="T3">t</text:span><text:span text:style-name="T4">v_inj</text:span></text:p>
            </text:list-header>
          </text:list>
          <draw:enhanced-geometry svg:viewBox="0 0 21600 21600" draw:type="mso-spt202" draw:enhanced-path="M 0 0 L 21600 0 21600 21600 0 21600 0 0 Z N"/>
        </draw:custom-shape>
        <draw:custom-shape draw:style-name="gr21" draw:text-style-name="P9" draw:layer="layout" svg:width="0.498cm" svg:height="0.341cm" svg:x="14.228cm" svg:y="4.6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16" draw:layer="layout" svg:width="1.4cm" svg:height="1.685cm" svg:x="7cm" svg:y="9.2cm">
          <draw:text-box>
            <text:p><text:span text:style-name="T2">#1</text:span></text:p>
          </draw:text-box>
        </draw:frame>
        <draw:frame draw:style-name="gr31" draw:text-style-name="P16" draw:layer="layout" svg:width="1.4cm" svg:height="1.685cm" svg:x="7.025cm" svg:y="11.811cm">
          <draw:text-box>
            <text:p><text:span text:style-name="T2">#1</text:span></text:p>
          </draw:text-box>
        </draw:frame>
        <draw:frame draw:style-name="gr31" draw:text-style-name="P17" draw:layer="layout" svg:width="1.4cm" svg:height="1.685cm" svg:x="12.4cm" svg:y="7.2cm">
          <draw:text-box>
            <text:list text:style-name="L1">
              <text:list-header>
                <text:p text:style-name="P11"><text:span text:style-name="T11">1</text:span><text:span text:style-name="T12">st</text:span><text:span text:style-name="T11"> </text:span></text:p>
              </text:list-header>
            </text:list>
          </draw:text-box>
        </draw:frame>
        <draw:line draw:style-name="gr32" draw:text-style-name="P18" draw:layer="layout" svg:x1="7.829cm" svg:y1="10.513cm" svg:x2="16.2cm" svg:y2="10.513cm">
          <text:p/>
        </draw:line>
        <draw:frame draw:style-name="gr33" draw:text-style-name="P18" draw:layer="layout" svg:width="5.44cm" svg:height="0.588cm" svg:x="9.164cm" svg:y="9.825cm">
          <text:p/>
          <draw:object xlink:href="./Object 3" xlink:type="simple" xlink:show="embed" xlink:actuate="onLoad"/>
          <draw:image xlink:href="./ObjectReplacements/Object 3" xlink:type="simple" xlink:show="embed" xlink:actuate="onLoad"/>
        </draw:frame>
        <draw:line draw:style-name="gr32" draw:text-style-name="P18" draw:layer="layout" svg:x1="7.935cm" svg:y1="13.302cm" svg:x2="17.028cm" svg:y2="13.302cm">
          <text:p/>
        </draw:line>
        <draw:frame draw:style-name="gr33" draw:text-style-name="P18" draw:layer="layout" svg:width="4.436cm" svg:height="0.59cm" svg:x="9.269cm" svg:y="12.611cm">
          <text:p/>
          <draw:object xlink:href="./Object 4" xlink:type="simple" xlink:show="embed" xlink:actuate="onLoad"/>
          <draw:image xlink:href="./ObjectReplacements/Object 4" xlink:type="simple" xlink:show="embed" xlink:actuate="onLoad"/>
        </draw:frame>
        <draw:frame draw:style-name="gr34" draw:text-style-name="P19" draw:layer="layout" svg:width="7.618cm" svg:height="1.516cm" svg:x="8.182cm" svg:y="10.442cm">
          <draw:text-box>
            <text:p><text:span text:style-name="T13">Extraction kicker delay compensation</text:span></text:p>
          </draw:text-box>
        </draw:frame>
        <draw:frame draw:style-name="gr34" draw:text-style-name="P19" draw:layer="layout" svg:width="8.375cm" svg:height="1.516cm" svg:x="8.225cm" svg:y="13.312cm">
          <draw:text-box>
            <text:p><text:span text:style-name="T13">Injection kicker delay compensation</text:span></text:p>
          </draw:text-box>
        </draw:frame>
        <draw:custom-shape draw:style-name="gr28" draw:text-style-name="P12" draw:layer="layout" svg:width="1cm" svg:height="0.72cm" svg:x="11.925cm" svg:y="1.708cm">
          <text:list text:style-name="L1">
            <text:list-header>
              <text:p text:style-name="P11"><text:span text:style-name="T9">#2</text:span></text:p>
            </text:list-header>
          </text:list>
          <draw:enhanced-geometry svg:viewBox="0 0 21600 21600" draw:type="mso-spt202" draw:enhanced-path="M 0 0 L 21600 0 21600 21600 0 21600 0 0 Z N"/>
        </draw:custom-shape>
        <draw:custom-shape draw:style-name="gr28" draw:text-style-name="P12" draw:layer="layout" svg:width="1cm" svg:height="0.72cm" svg:x="12.826cm" svg:y="1.235cm">
          <text:list text:style-name="L1">
            <text:list-header>
              <text:p text:style-name="P11"><text:span text:style-name="T9">#3</text:span></text:p>
            </text:list-header>
          </text:list>
          <draw:enhanced-geometry svg:viewBox="0 0 21600 21600" draw:type="mso-spt202" draw:enhanced-path="M 0 0 L 21600 0 21600 21600 0 21600 0 0 Z N"/>
        </draw:custom-shape>
        <draw:custom-shape draw:style-name="gr28" draw:text-style-name="P12" draw:layer="layout" svg:width="1cm" svg:height="0.72cm" svg:x="13.727cm" svg:y="1.413cm">
          <text:list text:style-name="L1">
            <text:list-header>
              <text:p text:style-name="P11"><text:span text:style-name="T9">#4</text:span></text:p>
            </text:list-header>
          </text:list>
          <draw:enhanced-geometry svg:viewBox="0 0 21600 21600" draw:type="mso-spt202" draw:enhanced-path="M 0 0 L 21600 0 21600 21600 0 21600 0 0 Z N"/>
        </draw:custom-shape>
        <draw:frame draw:style-name="gr31" draw:text-style-name="P16" draw:layer="layout" svg:width="4.6cm" svg:height="1.685cm" svg:x="1.1cm" svg:y="1.44cm">
          <draw:text-box>
            <text:p><text:span text:style-name="T2">RF virtual cavity</text:span></text:p>
          </draw:text-box>
        </draw:frame>
        <draw:line draw:style-name="gr35" draw:text-style-name="P18" draw:layer="layout" svg:x1="5.158cm" svg:y1="2.79cm" svg:x2="4.7cm" svg:y2="1.997cm">
          <text:p/>
        </draw:line>
        <draw:frame draw:style-name="gr31" draw:text-style-name="P16" draw:layer="layout" svg:width="4.6cm" svg:height="1.685cm" svg:x="14.9cm" svg:y="5.296cm">
          <draw:text-box>
            <text:p><text:span text:style-name="T2">RF virtual cavity</text:span></text:p>
          </draw:text-box>
        </draw:frame>
        <draw:line draw:style-name="gr35" draw:text-style-name="P18" draw:layer="layout" svg:x1="15.184cm" svg:y1="5.805cm" svg:x2="14.726cm" svg:y2="5.012cm">
          <text:p/>
        </draw:line>
        <draw:frame draw:style-name="gr31" draw:text-style-name="P16" draw:layer="layout" svg:width="4.6cm" svg:height="1.685cm" svg:x="8.6cm" svg:y="4.816cm">
          <draw:text-box>
            <text:p><text:span text:style-name="T2">Injection kicker</text:span></text:p>
          </draw:text-box>
        </draw:frame>
        <draw:frame draw:style-name="gr31" draw:text-style-name="P16" draw:layer="layout" svg:width="4.6cm" svg:height="1.685cm" svg:x="6.2cm" svg:y="1.395cm">
          <draw:text-box>
            <text:p><text:span text:style-name="T2">Extraction kicker</text:span></text:p>
          </draw:text-box>
        </draw:frame>
        <draw:frame draw:style-name="gr33" draw:text-style-name="P18" draw:layer="layout" svg:width="1.097cm" svg:height="0.59cm" svg:x="9.702cm" svg:y="7.205cm">
          <text:p/>
          <draw:object xlink:href="./Object 5" xlink:type="simple" xlink:show="embed" xlink:actuate="onLoad"/>
          <draw:image xlink:href="./ObjectReplacements/Object 5" xlink:type="simple" xlink:show="embed" xlink:actuate="onLoad"/>
        </draw:frame>
        <draw:g>
          <draw:line draw:style-name="gr13" draw:text-style-name="P3" draw:layer="layout" svg:x1="9.4cm" svg:y1="8.082cm" svg:x2="11.226cm" svg:y2="8.082cm">
            <text:p/>
          </draw:line>
          <draw:custom-shape draw:style-name="gr36" draw:text-style-name="P6" draw:layer="layout" svg:width="1.829cm" svg:height="2.16cm" svg:x="9.4cm" svg:y="6.997cm">
            <text:p/>
            <draw:enhanced-geometry svg:viewBox="0 0 21600 21600" draw:type="mso-spt202" draw:enhanced-path="M 0 0 L 21600 0 21600 21600 0 21600 0 0 Z N"/>
          </draw:custom-shape>
        </draw:g>
        <draw:g>
          <draw:line draw:style-name="gr13" draw:text-style-name="P3" draw:layer="layout" svg:x1="7.971cm" svg:y1="9.356cm" svg:x2="17.917cm" svg:y2="9.356cm">
            <text:p/>
          </draw:line>
          <draw:custom-shape draw:style-name="gr37" draw:text-style-name="P6" draw:layer="layout" svg:width="9.96cm" svg:height="0.649cm" svg:x="7.971cm" svg:y="9.03cm">
            <text:p/>
            <draw:enhanced-geometry svg:viewBox="0 0 21600 21600" draw:type="mso-spt202" draw:enhanced-path="M 0 0 L 21600 0 21600 21600 0 21600 0 0 Z N"/>
          </draw:custom-shape>
        </draw:g>
        <draw:frame draw:style-name="gr33" draw:text-style-name="P18" draw:layer="layout" svg:width="1.229cm" svg:height="0.588cm" svg:x="12.4cm" svg:y="8.696cm">
          <text:p/>
          <draw:object xlink:href="./Object 6" xlink:type="simple" xlink:show="embed" xlink:actuate="onLoad"/>
          <draw:image xlink:href="./ObjectReplacements/Object 6" xlink:type="simple" xlink:show="embed" xlink:actuate="onLoad"/>
        </draw:frame>
        <draw:g>
          <draw:line draw:style-name="gr13" draw:text-style-name="P3" draw:layer="layout" svg:x1="5.301cm" svg:y1="7.42cm" svg:x2="7.904cm" svg:y2="7.42cm">
            <text:p/>
          </draw:line>
          <draw:custom-shape draw:style-name="gr14" draw:text-style-name="P6" draw:layer="layout" svg:width="2.8cm" svg:height="2.16cm" svg:x="5.301cm" svg:y="6.335cm">
            <text:p/>
            <draw:enhanced-geometry svg:viewBox="0 0 21600 21600" draw:type="mso-spt202" draw:enhanced-path="M 0 0 L 21600 0 21600 21600 0 21600 0 0 Z N"/>
          </draw:custom-shape>
        </draw:g>
        <draw:custom-shape draw:style-name="gr38" draw:text-style-name="P20" draw:layer="layout" svg:width="2.5cm" svg:height="0.816cm" svg:x="5.4cm" svg:y="6.482cm">
          <text:list text:style-name="L1">
            <text:list-header>
              <text:p text:style-name="P7"><text:span text:style-name="T14">t</text:span><text:span text:style-name="T15">diff_sync</text:span></text:p>
            </text:list-header>
          </text:list>
          <draw:enhanced-geometry svg:viewBox="0 0 21600 21600" draw:type="mso-spt202" draw:enhanced-path="M 0 0 L 21600 0 21600 21600 0 21600 0 0 Z N"/>
        </draw:custom-shape>
        <draw:line draw:style-name="gr12" draw:text-style-name="P3" draw:layer="layout" svg:x1="5.345cm" svg:y1="6.798cm" svg:x2="5.345cm" svg:y2="7.798cm">
          <text:p/>
        </draw:line>
        <draw:line draw:style-name="gr12" draw:text-style-name="P3" draw:layer="layout" svg:x1="7.901cm" svg:y1="6.595cm" svg:x2="7.904cm" svg:y2="14.492cm">
          <text:p/>
        </draw:line>
        <draw:line draw:style-name="gr17" draw:text-style-name="P3" draw:layer="layout" svg:x1="20.6cm" svg:y1="10.601cm" svg:x2="18.028cm" svg:y2="10.601cm">
          <text:p/>
        </draw:line>
        <draw:frame draw:style-name="gr33" draw:text-style-name="P18" draw:layer="layout" svg:width="2.628cm" svg:height="0.528cm" svg:x="17.2cm" svg:y="11.12cm">
          <text:p/>
          <draw:object xlink:href="./Object 1" xlink:type="simple" xlink:show="embed" xlink:actuate="onLoad"/>
          <draw:image xlink:href="./ObjectReplacements/Object 1" xlink:type="simple" xlink:show="embed" xlink:actuate="onLoad"/>
        </draw:frame>
        <draw:custom-shape draw:style-name="gr39" draw:text-style-name="P21" draw:layer="layout" svg:width="0.6cm" svg:height="1.399cm" svg:x="16.2cm" svg:y="9.797cm">
          <text:p/>
          <draw:enhanced-geometry svg:viewBox="0 0 640 861" draw:text-areas="257 295 414 566" draw:type="non-primitive" draw:enhanced-path="M 640 233 L 221 293 506 12 367 0 29 406 431 347 145 645 99 520 0 861 326 765 209 711 640 233 640 233 Z N"/>
        </draw:custom-shape>
        <draw:line draw:style-name="gr12" draw:text-style-name="P3" draw:layer="layout" svg:x1="16.2cm" svg:y1="10.398cm" svg:x2="16.2cm" svg:y2="11.706cm">
          <text:p/>
        </draw:line>
        <draw:line draw:style-name="gr12" draw:text-style-name="P3" draw:layer="layout" svg:x1="17.028cm" svg:y1="13.198cm" svg:x2="17.028cm" svg:y2="14.71cm">
          <text:p/>
        </draw:line>
        <draw:custom-shape draw:style-name="gr15" draw:text-style-name="P8" draw:layer="layout" svg:width="2.002cm" svg:height="0.816cm" svg:x="18.174cm" svg:y="12.596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17" draw:text-style-name="P3" draw:layer="layout" svg:x1="20.577cm" svg:y1="13.397cm" svg:x2="18.005cm" svg:y2="13.397cm">
          <text:p/>
        </draw:line>
        <draw:custom-shape draw:style-name="gr40" draw:text-style-name="P22" draw:layer="layout" svg:width="0.6cm" svg:height="0.599cm" svg:x="20.3cm" svg:y="9.8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9" draw:text-style-name="P21" draw:layer="layout" svg:width="0.6cm" svg:height="1.399cm" svg:x="17.028cm" svg:y="12.596cm">
          <text:p/>
          <draw:enhanced-geometry svg:viewBox="0 0 640 861" draw:text-areas="257 295 414 566" draw:type="non-primitive" draw:enhanced-path="M 640 233 L 221 293 506 12 367 0 29 406 431 347 145 645 99 520 0 861 326 765 209 711 640 233 640 233 Z N"/>
        </draw:custom-shape>
        <draw:line draw:style-name="gr17" draw:text-style-name="P3" draw:layer="layout" svg:x1="17.028cm" svg:y1="14.597cm" svg:x2="20.605cm" svg:y2="14.597cm">
          <text:p/>
        </draw:line>
        <draw:frame draw:style-name="gr33" draw:text-style-name="P18" draw:layer="layout" svg:width="1.647cm" svg:height="0.53cm" svg:x="18.059cm" svg:y="14cm">
          <text:p/>
          <draw:object xlink:href="./Object 2" xlink:type="simple" xlink:show="embed" xlink:actuate="onLoad"/>
          <draw:image xlink:href="./ObjectReplacements/Object 2" xlink:type="simple" xlink:show="embed" xlink:actuate="onLoad"/>
        </draw:frame>
        <draw:line draw:style-name="gr12" draw:text-style-name="P3" draw:layer="layout" svg:x1="20.605cm" svg:y1="10.497cm" svg:x2="20.605cm" svg:y2="11.805cm">
          <text:p/>
        </draw:line>
        <draw:line draw:style-name="gr16" draw:text-style-name="P3" draw:layer="layout" svg:x1="20.6cm" svg:y1="13.296cm" svg:x2="20.605cm" svg:y2="13.998cm">
          <text:p/>
        </draw:line>
        <draw:line draw:style-name="gr12" draw:text-style-name="P3" draw:layer="layout" svg:x1="20.605cm" svg:y1="13.297cm" svg:x2="20.605cm" svg:y2="14.797cm">
          <text:p/>
        </draw:line>
        <draw:custom-shape draw:style-name="gr38" draw:text-style-name="P20" draw:layer="layout" svg:width="2.5cm" svg:height="0.816cm" svg:x="15.4cm" svg:y="6.394cm">
          <text:list text:style-name="L1">
            <text:list-header>
              <text:p text:style-name="P7"><text:span text:style-name="T14">t</text:span><text:span text:style-name="T15">diff_sync</text:span></text:p>
            </text:list-header>
          </text:list>
          <draw:enhanced-geometry svg:viewBox="0 0 21600 21600" draw:type="mso-spt202" draw:enhanced-path="M 0 0 L 21600 0 21600 21600 0 21600 0 0 Z N"/>
        </draw:custom-shape>
        <draw:custom-shape draw:style-name="gr40" draw:text-style-name="P22" draw:layer="layout" svg:width="0.6cm" svg:height="0.599cm" svg:x="20.3cm" svg:y="12.6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presentation:notes draw:style-name="dp2">
          <draw:page-thumbnail draw:style-name="gr41" draw:layer="layout" svg:width="13.952cm" svg:height="10.461cm" svg:x="3.81cm" svg:y="2.121cm" draw:page-number="1" presentation:class="page"/>
          <draw:frame presentation:style-name="pr1" draw:text-style-name="P23" draw:layer="layout" svg:width="17.255cm" svg:height="12.555cm" svg:x="2.16cm" svg:y="13.269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42" draw:text-style-name="P2" draw:layer="layout" svg:width="2.439cm" svg:height="2.272cm" svg:x="5.387cm" svg:y="2.337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3" draw:layer="layout" svg:x1="6.946cm" svg:y1="2.338cm" svg:x2="12.126cm" svg:y2="4.813cm">
          <text:p/>
        </draw:line>
        <draw:line draw:style-name="gr44" draw:text-style-name="P3" draw:layer="layout" svg:x1="6.934cm" svg:y1="2.067cm" svg:x2="6.938cm" svg:y2="2.613cm">
          <text:p/>
        </draw:line>
        <draw:line draw:style-name="gr44" draw:text-style-name="P3" draw:layer="layout" svg:x1="5.805cm" svg:y1="3.03cm" svg:x2="5.47cm" svg:y2="2.298cm">
          <text:p/>
        </draw:line>
        <draw:custom-shape draw:style-name="gr45" draw:text-style-name="P5" draw:layer="layout" svg:width="1.345cm" svg:height="0.963cm" svg:x="5.804cm" svg:y="2.437cm">
          <text:list text:style-name="L1">
            <text:list-header>
              <text:p text:style-name="P4"><text:span text:style-name="T3">t</text:span><text:span text:style-name="T4">src</text:span></text:p>
            </text:list-header>
          </text:list>
          <draw:enhanced-geometry svg:viewBox="0 0 21600 21600" draw:type="mso-spt202" draw:enhanced-path="M 0 0 L 21600 0 21600 21600 0 21600 0 0 Z N"/>
        </draw:custom-shape>
        <draw:custom-shape draw:style-name="gr46" draw:text-style-name="P5" draw:layer="layout" svg:width="2.188cm" svg:height="1.675cm" draw:transform="skewX (-0.00174532925199435) rotate (-0.405614518163482) translate (9.317cm 2.41cm)">
          <text:list text:style-name="L1">
            <text:list-header>
              <text:p text:style-name="P4"><text:span text:style-name="T3">TOF </text:span></text:p>
              <text:p text:style-name="P4"><text:span text:style-name="T3"/></text:p>
            </text:list-header>
          </text:list>
          <draw:enhanced-geometry svg:viewBox="0 0 21600 21600" draw:type="mso-spt202" draw:enhanced-path="M 0 0 L 21600 0 21600 21600 0 21600 0 0 Z N"/>
        </draw:custom-shape>
        <draw:custom-shape draw:style-name="gr47" draw:text-style-name="P6" draw:layer="layout" svg:width="1.207cm" svg:height="0.377cm" svg:x="5.739cm" svg:y="2.441cm">
          <text:p/>
          <draw:enhanced-geometry svg:viewBox="0 0 1194 399" draw:type="non-primitive" draw:enhanced-path="M 0 398 C 764 0 1193 0 1193 0 N"/>
        </draw:custom-shape>
        <draw:line draw:style-name="gr48" draw:text-style-name="P3" draw:layer="layout" svg:x1="4.225cm" svg:y1="11.151cm" svg:x2="26.623cm" svg:y2="11.155cm">
          <text:p/>
        </draw:line>
        <draw:line draw:style-name="gr48" draw:text-style-name="P3" draw:layer="layout" svg:x1="4.225cm" svg:y1="13.994cm" svg:x2="26.455cm" svg:y2="13.998cm">
          <text:p/>
        </draw:line>
        <draw:line draw:style-name="gr49" draw:text-style-name="P3" draw:layer="layout" svg:x1="7.855cm" svg:y1="12.636cm" svg:x2="7.86cm" svg:y2="14.144cm">
          <text:p/>
        </draw:line>
        <draw:line draw:style-name="gr49" draw:text-style-name="P3" draw:layer="layout" svg:x1="18.055cm" svg:y1="12.686cm" svg:x2="18.059cm" svg:y2="13.991cm">
          <text:p/>
        </draw:line>
        <draw:line draw:style-name="gr49" draw:text-style-name="P3" draw:layer="layout" svg:x1="7.924cm" svg:y1="9.63cm" svg:x2="7.929cm" svg:y2="11.138cm">
          <text:p/>
        </draw:line>
        <draw:line draw:style-name="gr48" draw:text-style-name="P3" draw:layer="layout" svg:x1="4.225cm" svg:y1="8.437cm" svg:x2="26.826cm" svg:y2="8.392cm">
          <text:p/>
        </draw:line>
        <draw:line draw:style-name="gr49" draw:text-style-name="P3" draw:layer="layout" svg:x1="5.323cm" svg:y1="7.614cm" svg:x2="5.345cm" svg:y2="8.421cm">
          <text:p/>
        </draw:line>
        <draw:line draw:style-name="gr49" draw:text-style-name="P3" draw:layer="layout" svg:x1="15.246cm" svg:y1="7.811cm" svg:x2="15.25cm" svg:y2="8.42cm">
          <text:p/>
        </draw:line>
        <draw:custom-shape draw:style-name="gr50" draw:text-style-name="P5" draw:layer="layout" svg:width="1.434cm" svg:height="0.723cm" svg:x="25.793cm" svg:y="11.4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3cm" svg:x="25.793cm" svg:y="8.41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3cm" svg:x="25.855cm" svg:y="14.485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49" draw:text-style-name="P3" draw:layer="layout" svg:x1="7.282cm" svg:y1="7.742cm" svg:x2="7.287cm" svg:y2="8.421cm">
          <text:p/>
        </draw:line>
        <draw:line draw:style-name="gr49" draw:text-style-name="P3" draw:layer="layout" svg:x1="9.34cm" svg:y1="7.742cm" svg:x2="9.345cm" svg:y2="8.421cm">
          <text:p/>
        </draw:line>
        <draw:line draw:style-name="gr49" draw:text-style-name="P3" draw:layer="layout" svg:x1="11.224cm" svg:y1="7.742cm" svg:x2="11.229cm" svg:y2="8.421cm">
          <text:p/>
        </draw:line>
        <draw:line draw:style-name="gr49" draw:text-style-name="P3" draw:layer="layout" svg:x1="13.186cm" svg:y1="7.742cm" svg:x2="13.191cm" svg:y2="8.421cm">
          <text:p/>
        </draw:line>
        <draw:line draw:style-name="gr49" draw:text-style-name="P3" draw:layer="layout" svg:x1="17.406cm" svg:y1="7.742cm" svg:x2="17.41cm" svg:y2="8.421cm">
          <text:p/>
        </draw:line>
        <draw:line draw:style-name="gr49" draw:text-style-name="P3" draw:layer="layout" svg:x1="21.627cm" svg:y1="7.742cm" svg:x2="21.631cm" svg:y2="8.421cm">
          <text:p/>
        </draw:line>
        <draw:line draw:style-name="gr49" draw:text-style-name="P3" draw:layer="layout" svg:x1="17.975cm" svg:y1="9.623cm" svg:x2="17.98cm" svg:y2="11.131cm">
          <text:p/>
        </draw:line>
        <draw:custom-shape draw:style-name="gr51" draw:text-style-name="P5" draw:layer="layout" svg:width="3.975cm" svg:height="0.93cm" svg:x="14.2cm" svg:y="9.194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52" draw:text-style-name="P5" draw:layer="layout" svg:width="3.6cm" svg:height="0.898cm" svg:x="14.8cm" svg:y="11.994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49" draw:text-style-name="P3" draw:layer="layout" svg:x1="19.391cm" svg:y1="7.742cm" svg:x2="19.395cm" svg:y2="8.421cm">
          <text:p/>
        </draw:line>
        <draw:line draw:style-name="gr53" draw:text-style-name="P3" draw:layer="layout" svg:x1="18.024cm" svg:y1="6.798cm" svg:x2="18.024cm" svg:y2="13.992cm">
          <text:p/>
        </draw:line>
        <draw:line draw:style-name="gr49" draw:text-style-name="P3" draw:layer="layout" svg:x1="17.975cm" svg:y1="9.63cm" svg:x2="17.98cm" svg:y2="11.138cm">
          <text:p/>
        </draw:line>
        <draw:g>
          <draw:line draw:style-name="gr54" draw:text-style-name="P3" draw:layer="layout" svg:x1="15.224cm" svg:y1="7.356cm" svg:x2="18.02cm" svg:y2="7.356cm">
            <text:p/>
          </draw:line>
          <draw:custom-shape draw:style-name="gr55" draw:text-style-name="P6" draw:layer="layout" svg:width="2.8cm" svg:height="2.16cm" svg:x="15.224cm" svg:y="6.271cm">
            <text:p/>
            <draw:enhanced-geometry svg:viewBox="0 0 21600 21600" draw:type="mso-spt202" draw:enhanced-path="M 0 0 L 21600 0 21600 21600 0 21600 0 0 Z N"/>
          </draw:custom-shape>
        </draw:g>
        <draw:line draw:style-name="gr53" draw:text-style-name="P3" draw:layer="layout" svg:x1="15.25cm" svg:y1="6.91cm" svg:x2="15.25cm" svg:y2="8.195cm">
          <text:p/>
        </draw:line>
        <draw:custom-shape draw:style-name="gr56" draw:text-style-name="P8" draw:layer="layout" svg:width="2.002cm" svg:height="0.816cm" svg:x="18.2cm" svg:y="9.796cm">
          <text:list text:style-name="L1">
            <text:list-header>
              <text:p text:style-name="P7"><text:span text:style-name="T4">t</text:span><text:span text:style-name="T7">pattern</text:span></text:p>
            </text:list-header>
          </text:list>
          <draw:enhanced-geometry svg:viewBox="0 0 21600 21600" draw:type="mso-spt202" draw:enhanced-path="M 0 0 L 21600 0 21600 21600 0 21600 0 0 Z N"/>
        </draw:custom-shape>
        <draw:line draw:style-name="gr49" draw:text-style-name="P3" draw:layer="layout" svg:x1="18.005cm" svg:y1="12.688cm" svg:x2="18.01cm" svg:y2="13.993cm">
          <text:p/>
        </draw:line>
        <draw:line draw:style-name="gr49" draw:text-style-name="P3" draw:layer="layout" svg:x1="18.027cm" svg:y1="9.63cm" svg:x2="18.031cm" svg:y2="11.138cm">
          <text:p/>
        </draw:line>
        <draw:line draw:style-name="gr57" draw:text-style-name="P3" draw:layer="layout" svg:x1="20.6cm" svg:y1="10.496cm" svg:x2="20.6cm" svg:y2="11.151cm">
          <text:p/>
        </draw:line>
        <draw:line draw:style-name="gr58" draw:text-style-name="P3" draw:layer="layout" svg:x1="16.2cm" svg:y1="11.703cm" svg:x2="20.605cm" svg:y2="11.703cm">
          <text:p/>
        </draw:line>
        <draw:custom-shape draw:style-name="gr59" draw:text-style-name="P5" draw:layer="layout" svg:width="5.203cm" svg:height="2.384cm" svg:x="0.023cm" svg:y="9.811cm">
          <text:list text:style-name="L1">
            <text:list-header>
              <text:p text:style-name="P4"><text:span text:style-name="T8">SIS100 bucket marker @SIS18</text:span></text:p>
            </text:list-header>
          </text:list>
          <draw:enhanced-geometry svg:viewBox="0 0 21600 21600" draw:type="mso-spt202" draw:enhanced-path="M 0 0 L 21600 0 21600 21600 0 21600 0 0 Z N"/>
        </draw:custom-shape>
        <draw:custom-shape draw:style-name="gr60" draw:text-style-name="P5" draw:layer="layout" svg:width="4.905cm" svg:height="2.384cm" svg:x="-0.079cm" svg:y="7.015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61" draw:text-style-name="P5" draw:layer="layout" svg:width="5.8cm" svg:height="2.384cm" svg:x="0.026cm" svg:y="13.031cm">
          <text:list text:style-name="L1">
            <text:list-header>
              <text:p text:style-name="P4"><text:span text:style-name="T8">SIS100 bucket </text:span></text:p>
            </text:list-header>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62" draw:text-style-name="P9" draw:layer="layout" svg:width="0.499cm" svg:height="0.341cm" svg:x="5.158cm" svg:y="2.789cm">
          <text:p/>
          <draw:enhanced-geometry svg:viewBox="0 0 21600 21600" draw:glue-points="10800 0 0 10800 10800 21600 21600 10800" draw:type="flowchart-process" draw:enhanced-path="M 0 0 L 21600 0 21600 21600 0 21600 0 0 Z N"/>
        </draw:custom-shape>
        <draw:custom-shape draw:style-name="gr63" draw:text-style-name="P10" draw:layer="layout" svg:width="0.402cm" svg:height="0.288cm" svg:x="7.524cm" svg:y="2.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12" draw:layer="layout" svg:width="1.002cm" svg:height="0.722cm" svg:x="6.825cm" svg:y="2.816cm">
          <text:list text:style-name="L1">
            <text:list-header>
              <text:p text:style-name="P11"><text:span text:style-name="T9">1</text:span><text:span text:style-name="T10">st</text:span><text:span text:style-name="T9"> </text:span></text:p>
            </text:list-header>
          </text:list>
          <draw:enhanced-geometry svg:viewBox="0 0 21600 21600" draw:type="mso-spt202" draw:enhanced-path="M 0 0 L 21600 0 21600 21600 0 21600 0 0 Z N"/>
        </draw:custom-shape>
        <draw:custom-shape draw:style-name="gr65" draw:text-style-name="P12" draw:layer="layout" svg:width="5cm" svg:height="0.802cm" svg:x="3.725cm" svg:y="3.011cm">
          <text:list text:style-name="L1">
            <text:list-header>
              <text:p text:style-name="P11"><text:span text:style-name="T11">U</text:span><text:span text:style-name="T16">28+</text:span></text:p>
            </text:list-header>
          </text:list>
          <draw:enhanced-geometry svg:viewBox="0 0 21600 21600" draw:type="mso-spt202" draw:enhanced-path="M 0 0 L 21600 0 21600 21600 0 21600 0 0 Z N"/>
        </draw:custom-shape>
        <draw:custom-shape draw:style-name="gr66" draw:text-style-name="P14" draw:layer="layout" svg:width="4.111cm" svg:height="4.133cm" svg:x="11.38cm" svg:y="1.093cm">
          <text:list text:style-name="L1">
            <text:list-header>
              <text:p text:style-name="P13"><text:span text:style-name="T11"><text:s text:c="4"/></text:span><text:span text:style-name="T11">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02cm" svg:height="0.689cm" draw:transform="skewX (-0.00296705972839036) rotate (-0.837758040957279) translate (11.996cm 1.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02cm" svg:height="0.689cm" draw:transform="skewX (-0.00296705972839036) rotate (-0.837758040957279) translate (15.086cm 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02cm" svg:height="0.687cm" draw:transform="skewX (0.00296705972839043) rotate (0.542099265669439) translate (11.313cm 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03cm" svg:height="0.689cm" draw:transform="skewX (-0.00139626340159551) rotate (0.855211333477222) translate (14.071cm 1.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01cm" svg:height="0.688cm" draw:transform="skewX (-0.00139626340159544) rotate (1.15191730631626) translate (12.285cm 5.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cm" svg:height="0.688cm" draw:transform="skewX (-0.00733038285837618) rotate (1.55334303427495) translate (12.673cm 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382cm" svg:height="0.69cm" draw:transform="skewX (-0.00575958653158129) rotate (0.15707963267949) translate (15.038cm 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5" draw:layer="layout" svg:width="0.402cm" svg:height="0.691cm" draw:transform="skewX (-0.00139626340159546) rotate (-0.127758101245985) translate (11.272cm 2.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383cm" svg:height="0.688cm" svg:x="15.243cm" svg:y="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2" draw:layer="layout" svg:width="1cm" svg:height="0.72cm" svg:x="11.475cm" svg:y="2.629cm">
          <text:list text:style-name="L1">
            <text:list-header>
              <text:p text:style-name="P11"><text:span text:style-name="T9">#1</text:span></text:p>
            </text:list-header>
          </text:list>
          <draw:enhanced-geometry svg:viewBox="0 0 21600 21600" draw:type="mso-spt202" draw:enhanced-path="M 0 0 L 21600 0 21600 21600 0 21600 0 0 Z N"/>
        </draw:custom-shape>
        <draw:custom-shape draw:style-name="gr68" draw:text-style-name="P15" draw:layer="layout" svg:width="0.402cm" svg:height="0.688cm" draw:transform="skewX (0.00872664625997164) rotate (1.67551608191456) translate (13.609cm 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1.926cm" svg:y1="5.226cm" svg:x2="12.326cm" svg:y2="4.211cm">
          <text:p/>
        </draw:line>
        <draw:line draw:style-name="gr44" draw:text-style-name="P3" draw:layer="layout" svg:x1="13.926cm" svg:y1="4.414cm" svg:x2="14.526cm" svg:y2="5.614cm">
          <text:p/>
        </draw:line>
        <draw:custom-shape draw:style-name="gr71" draw:text-style-name="P6" draw:layer="layout" svg:width="2cm" svg:height="0.288cm" svg:x="12.126cm" svg:y="4.611cm">
          <text:p/>
          <draw:enhanced-geometry svg:viewBox="0 0 1344 449" draw:mirror-horizontal="false" draw:mirror-vertical="false" draw:type="non-primitive" draw:enhanced-path="M 0 0 C 860 448 1343 448 1343 448 N"/>
        </draw:custom-shape>
        <draw:custom-shape draw:style-name="gr45" draw:text-style-name="P5" draw:layer="layout" svg:width="1.345cm" svg:height="0.963cm" svg:x="12.726cm" svg:y="3.938cm">
          <text:list text:style-name="L1">
            <text:list-header>
              <text:p text:style-name="P4"><text:span text:style-name="T3">t</text:span><text:span text:style-name="T4">trg</text:span></text:p>
            </text:list-header>
          </text:list>
          <draw:enhanced-geometry svg:viewBox="0 0 21600 21600" draw:type="mso-spt202" draw:enhanced-path="M 0 0 L 21600 0 21600 21600 0 21600 0 0 Z N"/>
        </draw:custom-shape>
        <draw:custom-shape draw:style-name="gr62" draw:text-style-name="P9" draw:layer="layout" svg:width="0.498cm" svg:height="0.341cm" svg:x="14.228cm" svg:y="4.6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2" draw:text-style-name="P16" draw:layer="layout" svg:width="1.4cm" svg:height="1.685cm" svg:x="7cm" svg:y="9.2cm">
          <draw:text-box>
            <text:p><text:span text:style-name="T2">#1</text:span></text:p>
          </draw:text-box>
        </draw:frame>
        <draw:frame draw:style-name="gr72" draw:text-style-name="P16" draw:layer="layout" svg:width="1.4cm" svg:height="1.685cm" svg:x="7.025cm" svg:y="11.811cm">
          <draw:text-box>
            <text:p><text:span text:style-name="T2">#1</text:span></text:p>
          </draw:text-box>
        </draw:frame>
        <draw:frame draw:style-name="gr72" draw:text-style-name="P17" draw:layer="layout" svg:width="1.4cm" svg:height="1.685cm" svg:x="12.4cm" svg:y="7.2cm">
          <draw:text-box>
            <text:list text:style-name="L1">
              <text:list-header>
                <text:p text:style-name="P11"><text:span text:style-name="T11">1</text:span><text:span text:style-name="T12">st</text:span><text:span text:style-name="T11"> </text:span></text:p>
              </text:list-header>
            </text:list>
          </draw:text-box>
        </draw:frame>
        <draw:line draw:style-name="gr32" draw:text-style-name="P18" draw:layer="layout" svg:x1="7.829cm" svg:y1="10.513cm" svg:x2="16.2cm" svg:y2="10.513cm">
          <text:p/>
        </draw:line>
        <draw:frame draw:style-name="gr73" draw:text-style-name="P18" draw:layer="layout" svg:width="5.207cm" svg:height="0.588cm" svg:x="9.164cm" svg:y="9.825cm">
          <text:p/>
          <draw:object xlink:href="./Object 7" xlink:type="simple" xlink:show="embed" xlink:actuate="onLoad"/>
          <draw:image xlink:href="./ObjectReplacements/Object 7" xlink:type="simple" xlink:show="embed" xlink:actuate="onLoad"/>
        </draw:frame>
        <draw:line draw:style-name="gr32" draw:text-style-name="P18" draw:layer="layout" svg:x1="7.935cm" svg:y1="13.302cm" svg:x2="17.028cm" svg:y2="13.302cm">
          <text:p/>
        </draw:line>
        <draw:frame draw:style-name="gr73" draw:text-style-name="P18" draw:layer="layout" svg:width="4.217cm" svg:height="0.59cm" svg:x="9.269cm" svg:y="12.611cm">
          <text:p/>
          <draw:object xlink:href="./Object 8" xlink:type="simple" xlink:show="embed" xlink:actuate="onLoad"/>
          <draw:image xlink:href="./ObjectReplacements/Object 8" xlink:type="simple" xlink:show="embed" xlink:actuate="onLoad"/>
        </draw:frame>
        <draw:frame draw:style-name="gr74" draw:text-style-name="P19" draw:layer="layout" svg:width="7.618cm" svg:height="1.516cm" svg:x="8.182cm" svg:y="10.442cm">
          <draw:text-box>
            <text:p><text:span text:style-name="T13">Extraction kicker delay compensation</text:span></text:p>
          </draw:text-box>
        </draw:frame>
        <draw:frame draw:style-name="gr74" draw:text-style-name="P19" draw:layer="layout" svg:width="8.375cm" svg:height="1.516cm" svg:x="8.225cm" svg:y="13.312cm">
          <draw:text-box>
            <text:p><text:span text:style-name="T13">Injection kicker delay compensation</text:span></text:p>
          </draw:text-box>
        </draw:frame>
        <draw:custom-shape draw:style-name="gr70" draw:text-style-name="P12" draw:layer="layout" svg:width="1cm" svg:height="0.72cm" svg:x="11.925cm" svg:y="1.708cm">
          <text:list text:style-name="L1">
            <text:list-header>
              <text:p text:style-name="P11"><text:span text:style-name="T9">#2</text:span></text:p>
            </text:list-header>
          </text:list>
          <draw:enhanced-geometry svg:viewBox="0 0 21600 21600" draw:type="mso-spt202" draw:enhanced-path="M 0 0 L 21600 0 21600 21600 0 21600 0 0 Z N"/>
        </draw:custom-shape>
        <draw:custom-shape draw:style-name="gr70" draw:text-style-name="P12" draw:layer="layout" svg:width="1cm" svg:height="0.72cm" svg:x="12.826cm" svg:y="1.235cm">
          <text:list text:style-name="L1">
            <text:list-header>
              <text:p text:style-name="P11"><text:span text:style-name="T9">#3</text:span></text:p>
            </text:list-header>
          </text:list>
          <draw:enhanced-geometry svg:viewBox="0 0 21600 21600" draw:type="mso-spt202" draw:enhanced-path="M 0 0 L 21600 0 21600 21600 0 21600 0 0 Z N"/>
        </draw:custom-shape>
        <draw:custom-shape draw:style-name="gr70" draw:text-style-name="P12" draw:layer="layout" svg:width="1cm" svg:height="0.72cm" svg:x="13.727cm" svg:y="1.413cm">
          <text:list text:style-name="L1">
            <text:list-header>
              <text:p text:style-name="P11"><text:span text:style-name="T9">#4</text:span></text:p>
            </text:list-header>
          </text:list>
          <draw:enhanced-geometry svg:viewBox="0 0 21600 21600" draw:type="mso-spt202" draw:enhanced-path="M 0 0 L 21600 0 21600 21600 0 21600 0 0 Z N"/>
        </draw:custom-shape>
        <draw:frame draw:style-name="gr72" draw:text-style-name="P16" draw:layer="layout" svg:width="4.6cm" svg:height="1.685cm" svg:x="1.1cm" svg:y="1.44cm">
          <draw:text-box>
            <text:p><text:span text:style-name="T2">RF virtual cavity</text:span></text:p>
          </draw:text-box>
        </draw:frame>
        <draw:line draw:style-name="gr35" draw:text-style-name="P18" draw:layer="layout" svg:x1="5.158cm" svg:y1="2.79cm" svg:x2="4.7cm" svg:y2="1.997cm">
          <text:p/>
        </draw:line>
        <draw:frame draw:style-name="gr72" draw:text-style-name="P16" draw:layer="layout" svg:width="4.6cm" svg:height="1.685cm" svg:x="14.9cm" svg:y="5.296cm">
          <draw:text-box>
            <text:p><text:span text:style-name="T2">RF virtual cavity</text:span></text:p>
          </draw:text-box>
        </draw:frame>
        <draw:line draw:style-name="gr35" draw:text-style-name="P18" draw:layer="layout" svg:x1="15.184cm" svg:y1="5.805cm" svg:x2="14.726cm" svg:y2="5.012cm">
          <text:p/>
        </draw:line>
        <draw:frame draw:style-name="gr72" draw:text-style-name="P16" draw:layer="layout" svg:width="4.6cm" svg:height="1.685cm" svg:x="8.6cm" svg:y="4.816cm">
          <draw:text-box>
            <text:p><text:span text:style-name="T2">Injection kicker</text:span></text:p>
          </draw:text-box>
        </draw:frame>
        <draw:frame draw:style-name="gr72" draw:text-style-name="P16" draw:layer="layout" svg:width="4.6cm" svg:height="1.685cm" svg:x="6.2cm" svg:y="1.395cm">
          <draw:text-box>
            <text:p><text:span text:style-name="T2">Extraction kicker</text:span></text:p>
          </draw:text-box>
        </draw:frame>
        <draw:frame draw:style-name="gr73" draw:text-style-name="P18" draw:layer="layout" svg:width="1.098cm" svg:height="0.59cm" svg:x="9.702cm" svg:y="7.205cm">
          <text:p/>
          <draw:object xlink:href="./Object 9" xlink:type="simple" xlink:show="embed" xlink:actuate="onLoad"/>
          <draw:image xlink:href="./ObjectReplacements/Object 9" xlink:type="simple" xlink:show="embed" xlink:actuate="onLoad"/>
        </draw:frame>
        <draw:g>
          <draw:line draw:style-name="gr54" draw:text-style-name="P3" draw:layer="layout" svg:x1="9.4cm" svg:y1="8.082cm" svg:x2="11.226cm" svg:y2="8.082cm">
            <text:p/>
          </draw:line>
          <draw:custom-shape draw:style-name="gr75" draw:text-style-name="P6" draw:layer="layout" svg:width="1.829cm" svg:height="2.16cm" svg:x="9.4cm" svg:y="6.997cm">
            <text:p/>
            <draw:enhanced-geometry svg:viewBox="0 0 21600 21600" draw:type="mso-spt202" draw:enhanced-path="M 0 0 L 21600 0 21600 21600 0 21600 0 0 Z N"/>
          </draw:custom-shape>
        </draw:g>
        <draw:g>
          <draw:line draw:style-name="gr54" draw:text-style-name="P3" draw:layer="layout" svg:x1="7.971cm" svg:y1="9.356cm" svg:x2="17.917cm" svg:y2="9.356cm">
            <text:p/>
          </draw:line>
          <draw:custom-shape draw:style-name="gr76" draw:text-style-name="P6" draw:layer="layout" svg:width="9.96cm" svg:height="0.649cm" svg:x="7.971cm" svg:y="9.03cm">
            <text:p/>
            <draw:enhanced-geometry svg:viewBox="0 0 21600 21600" draw:type="mso-spt202" draw:enhanced-path="M 0 0 L 21600 0 21600 21600 0 21600 0 0 Z N"/>
          </draw:custom-shape>
        </draw:g>
        <draw:frame draw:style-name="gr73" draw:text-style-name="P18" draw:layer="layout" svg:width="1.229cm" svg:height="0.588cm" svg:x="12.4cm" svg:y="8.696cm">
          <text:p/>
          <draw:object xlink:href="./Object 10" xlink:type="simple" xlink:show="embed" xlink:actuate="onLoad"/>
          <draw:image xlink:href="./ObjectReplacements/Object 10" xlink:type="simple" xlink:show="embed" xlink:actuate="onLoad"/>
        </draw:frame>
        <draw:g>
          <draw:line draw:style-name="gr54" draw:text-style-name="P3" draw:layer="layout" svg:x1="5.301cm" svg:y1="7.42cm" svg:x2="7.904cm" svg:y2="7.42cm">
            <text:p/>
          </draw:line>
          <draw:custom-shape draw:style-name="gr55" draw:text-style-name="P6" draw:layer="layout" svg:width="2.8cm" svg:height="2.16cm" svg:x="5.301cm" svg:y="6.335cm">
            <text:p/>
            <draw:enhanced-geometry svg:viewBox="0 0 21600 21600" draw:type="mso-spt202" draw:enhanced-path="M 0 0 L 21600 0 21600 21600 0 21600 0 0 Z N"/>
          </draw:custom-shape>
        </draw:g>
        <draw:custom-shape draw:style-name="gr77" draw:text-style-name="P20" draw:layer="layout" svg:width="3.9cm" svg:height="0.816cm" svg:x="4.7cm" svg:y="6.482cm">
          <text:list text:style-name="L1">
            <text:list-header>
              <text:p text:style-name="P7"><text:span text:style-name="T14">t</text:span><text:span text:style-name="T15">src</text:span><text:span text:style-name="T14">+ t</text:span><text:span text:style-name="T15">TOF</text:span><text:span text:style-name="T14">+ t</text:span><text:span text:style-name="T15">trg</text:span></text:p>
            </text:list-header>
          </text:list>
          <draw:enhanced-geometry svg:viewBox="0 0 21600 21600" draw:type="mso-spt202" draw:enhanced-path="M 0 0 L 21600 0 21600 21600 0 21600 0 0 Z N"/>
        </draw:custom-shape>
        <draw:line draw:style-name="gr53" draw:text-style-name="P3" draw:layer="layout" svg:x1="5.345cm" svg:y1="6.798cm" svg:x2="5.345cm" svg:y2="7.798cm">
          <text:p/>
        </draw:line>
        <draw:line draw:style-name="gr53" draw:text-style-name="P3" draw:layer="layout" svg:x1="7.901cm" svg:y1="6.595cm" svg:x2="7.904cm" svg:y2="14.492cm">
          <text:p/>
        </draw:line>
        <draw:line draw:style-name="gr58" draw:text-style-name="P3" draw:layer="layout" svg:x1="20.6cm" svg:y1="10.601cm" svg:x2="18.028cm" svg:y2="10.601cm">
          <text:p/>
        </draw:line>
        <draw:custom-shape draw:style-name="gr78" draw:text-style-name="P20" draw:layer="layout" svg:width="6.002cm" svg:height="0.816cm" svg:x="13.619cm" svg:y="6.503cm">
          <text:list text:style-name="L1">
            <text:list-header>
              <text:p text:style-name="P7"><text:span text:style-name="T14">t</text:span><text:span text:style-name="T15">src</text:span><text:span text:style-name="T14">+ t</text:span><text:span text:style-name="T15">TOF</text:span><text:span text:style-name="T14">+ t</text:span><text:span text:style-name="T15">trg</text:span></text:p>
            </text:list-header>
          </text:list>
          <draw:enhanced-geometry svg:viewBox="0 0 21600 21600" draw:type="mso-spt202" draw:enhanced-path="M 0 0 L 21600 0 21600 21600 0 21600 0 0 Z N"/>
        </draw:custom-shape>
        <draw:frame draw:style-name="gr73" draw:text-style-name="P18" draw:layer="layout" svg:width="2.327cm" svg:height="0.53cm" svg:x="18.1cm" svg:y="11.12cm">
          <text:p/>
          <draw:object xlink:href="./Object 11" xlink:type="simple" xlink:show="embed" xlink:actuate="onLoad"/>
          <draw:image xlink:href="./ObjectReplacements/Object 11" xlink:type="simple" xlink:show="embed" xlink:actuate="onLoad"/>
        </draw:frame>
        <draw:custom-shape draw:style-name="gr79" draw:text-style-name="P21" draw:layer="layout" svg:width="0.6cm" svg:height="1.399cm" svg:x="16.2cm" svg:y="9.797cm">
          <text:p/>
          <draw:enhanced-geometry svg:viewBox="0 0 640 861" draw:text-areas="257 295 414 566" draw:type="non-primitive" draw:enhanced-path="M 640 233 L 221 293 506 12 367 0 29 406 431 347 145 645 99 520 0 861 326 765 209 711 640 233 640 233 Z N"/>
        </draw:custom-shape>
        <draw:line draw:style-name="gr53" draw:text-style-name="P3" draw:layer="layout" svg:x1="16.2cm" svg:y1="10.398cm" svg:x2="16.2cm" svg:y2="11.706cm">
          <text:p/>
        </draw:line>
        <draw:line draw:style-name="gr53" draw:text-style-name="P3" draw:layer="layout" svg:x1="17.028cm" svg:y1="13.198cm" svg:x2="17.028cm" svg:y2="14.71cm">
          <text:p/>
        </draw:line>
        <draw:custom-shape draw:style-name="gr56" draw:text-style-name="P8" draw:layer="layout" svg:width="2.002cm" svg:height="0.816cm" svg:x="18.174cm" svg:y="12.596cm">
          <text:list text:style-name="L1">
            <text:list-header>
              <text:p text:style-name="P7"><text:span text:style-name="T4">t</text:span><text:span text:style-name="T7">pattern</text:span></text:p>
            </text:list-header>
          </text:list>
          <draw:enhanced-geometry svg:viewBox="0 0 21600 21600" draw:type="mso-spt202" draw:enhanced-path="M 0 0 L 21600 0 21600 21600 0 21600 0 0 Z N"/>
        </draw:custom-shape>
        <draw:line draw:style-name="gr58" draw:text-style-name="P3" draw:layer="layout" svg:x1="20.577cm" svg:y1="13.397cm" svg:x2="18.005cm" svg:y2="13.397cm">
          <text:p/>
        </draw:line>
        <draw:custom-shape draw:style-name="gr80" draw:layer="layout" svg:width="0.6cm" svg:height="0.599cm" svg:x="20.3cm" svg:y="9.8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9" draw:text-style-name="P21" draw:layer="layout" svg:width="0.6cm" svg:height="1.399cm" svg:x="17.028cm" svg:y="12.596cm">
          <text:p/>
          <draw:enhanced-geometry svg:viewBox="0 0 640 861" draw:text-areas="257 295 414 566" draw:type="non-primitive" draw:enhanced-path="M 640 233 L 221 293 506 12 367 0 29 406 431 347 145 645 99 520 0 861 326 765 209 711 640 233 640 233 Z N"/>
        </draw:custom-shape>
        <draw:line draw:style-name="gr58" draw:text-style-name="P3" draw:layer="layout" svg:x1="17.028cm" svg:y1="14.597cm" svg:x2="20.605cm" svg:y2="14.597cm">
          <text:p/>
        </draw:line>
        <draw:frame draw:style-name="gr73" draw:text-style-name="P18" draw:layer="layout" svg:width="1.349cm" svg:height="0.53cm" svg:x="18.059cm" svg:y="14cm">
          <text:p/>
          <draw:object xlink:href="./Object 12" xlink:type="simple" xlink:show="embed" xlink:actuate="onLoad"/>
          <draw:image xlink:href="./ObjectReplacements/Object 12" xlink:type="simple" xlink:show="embed" xlink:actuate="onLoad"/>
        </draw:frame>
        <draw:line draw:style-name="gr53" draw:text-style-name="P3" draw:layer="layout" svg:x1="20.605cm" svg:y1="10.497cm" svg:x2="20.605cm" svg:y2="11.805cm">
          <text:p/>
        </draw:line>
        <draw:line draw:style-name="gr57" draw:text-style-name="P3" draw:layer="layout" svg:x1="20.6cm" svg:y1="13.296cm" svg:x2="20.605cm" svg:y2="13.998cm">
          <text:p/>
        </draw:line>
        <draw:custom-shape draw:style-name="gr80" draw:layer="layout" svg:width="0.6cm" svg:height="0.599cm" svg:x="20.3cm" svg:y="12.6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line draw:style-name="gr53" draw:text-style-name="P3" draw:layer="layout" svg:x1="20.605cm" svg:y1="13.297cm" svg:x2="20.605cm" svg:y2="14.797cm">
          <text:p/>
        </draw:line>
        <presentation:notes draw:style-name="dp2">
          <draw:page-thumbnail draw:style-name="gr41" draw:layer="layout" svg:width="13.952cm" svg:height="10.461cm" svg:x="3.81cm" svg:y="2.121cm" draw:page-number="2" presentation:class="page"/>
          <draw:frame presentation:style-name="pr1" draw:text-style-name="P24" draw:layer="layout" svg:width="17.255cm" svg:height="12.555cm" svg:x="2.16cm" svg:y="13.269cm" presentation:class="notes" presentation:placeholder="true">
            <draw:text-box/>
          </draw:frame>
        </presentation:notes>
      </draw:page>
      <draw:page draw:name="page3" draw:style-name="dp1" draw:master-page-name="Default" presentation:presentation-page-layout-name="AL1T1">
        <office:forms form:automatic-focus="false" form:apply-design-mode="false"/>
        <draw:line draw:style-name="gr81" draw:text-style-name="P3" draw:layer="layout" svg:x1="4.225cm" svg:y1="11.151cm" svg:x2="26.623cm" svg:y2="11.155cm">
          <text:p/>
        </draw:line>
        <draw:line draw:style-name="gr81" draw:text-style-name="P3" draw:layer="layout" svg:x1="4.225cm" svg:y1="13.994cm" svg:x2="26.455cm" svg:y2="13.998cm">
          <text:p/>
        </draw:line>
        <draw:line draw:style-name="gr82" draw:text-style-name="P3" draw:layer="layout" svg:x1="14.4cm" svg:y1="12.535cm" svg:x2="14.405cm" svg:y2="14.043cm">
          <text:p/>
        </draw:line>
        <draw:line draw:style-name="gr82" draw:text-style-name="P3" draw:layer="layout" svg:x1="24.355cm" svg:y1="12.686cm" svg:x2="24.359cm" svg:y2="13.991cm">
          <text:p/>
        </draw:line>
        <draw:line draw:style-name="gr82" draw:text-style-name="P3" draw:layer="layout" svg:x1="14.324cm" svg:y1="9.63cm" svg:x2="14.329cm" svg:y2="11.138cm">
          <text:p/>
        </draw:line>
        <draw:line draw:style-name="gr81" draw:text-style-name="P3" draw:layer="layout" svg:x1="4.225cm" svg:y1="8.441cm" svg:x2="26.826cm" svg:y2="8.396cm">
          <text:p/>
        </draw:line>
        <draw:custom-shape draw:style-name="gr83" draw:text-style-name="P5" draw:layer="layout" svg:width="1.434cm" svg:height="0.723cm" svg:x="25.793cm" svg:y="11.4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83" draw:text-style-name="P5" draw:layer="layout" svg:width="1.434cm" svg:height="0.723cm" svg:x="25.793cm" svg:y="8.409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83" draw:text-style-name="P5" draw:layer="layout" svg:width="1.434cm" svg:height="0.723cm" svg:x="25.855cm" svg:y="14.489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82" draw:text-style-name="P3" draw:layer="layout" svg:x1="24.375cm" svg:y1="9.623cm" svg:x2="24.38cm" svg:y2="11.131cm">
          <text:p/>
        </draw:line>
        <draw:custom-shape draw:style-name="gr84" draw:text-style-name="P5" draw:layer="layout" svg:width="3.975cm" svg:height="0.93cm" svg:x="20.6cm" svg:y="9.194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85" draw:text-style-name="P5" draw:layer="layout" svg:width="3.6cm" svg:height="0.898cm" svg:x="21.2cm" svg:y="11.994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82" draw:text-style-name="P3" draw:layer="layout" svg:x1="24.375cm" svg:y1="9.63cm" svg:x2="24.38cm" svg:y2="11.138cm">
          <text:p/>
        </draw:line>
        <draw:line draw:style-name="gr82" draw:text-style-name="P3" draw:layer="layout" svg:x1="24.405cm" svg:y1="12.688cm" svg:x2="24.41cm" svg:y2="13.993cm">
          <text:p/>
        </draw:line>
        <draw:line draw:style-name="gr82" draw:text-style-name="P3" draw:layer="layout" svg:x1="24.427cm" svg:y1="9.63cm" svg:x2="24.431cm" svg:y2="11.138cm">
          <text:p/>
        </draw:line>
        <draw:line draw:style-name="gr86" draw:text-style-name="P3" draw:layer="layout" svg:x1="21.595cm" svg:y1="11.797cm" svg:x2="24.4cm" svg:y2="11.797cm">
          <text:p/>
        </draw:line>
        <draw:custom-shape draw:style-name="gr87" draw:text-style-name="P5" draw:layer="layout" svg:width="5.203cm" svg:height="2.384cm" svg:x="-0.003cm" svg:y="10.195cm">
          <text:list text:style-name="L1">
            <text:list-header>
              <text:p text:style-name="P4"><text:span text:style-name="T8">Bucket label signal @ </text:span></text:p>
            </text:list-header>
            <text:list-item>
              <text:p text:style-name="P4"><text:span text:style-name="T8">source synchrotron</text:span></text:p>
            </text:list-item>
          </text:list>
          <draw:enhanced-geometry svg:viewBox="0 0 21600 21600" draw:type="mso-spt202" draw:enhanced-path="M 0 0 L 21600 0 21600 21600 0 21600 0 0 Z N"/>
        </draw:custom-shape>
        <draw:custom-shape draw:style-name="gr88" draw:text-style-name="P5" draw:layer="layout" svg:width="4.905cm" svg:height="2.384cm" svg:x="0cm" svg:y="7.598cm">
          <text:list text:style-name="L1">
            <text:list-header>
              <text:p text:style-name="P4"><text:span text:style-name="T8">Synchronization window</text:span></text:p>
            </text:list-header>
          </text:list>
          <draw:enhanced-geometry svg:viewBox="0 0 21600 21600" draw:type="mso-spt202" draw:enhanced-path="M 0 0 L 21600 0 21600 21600 0 21600 0 0 Z N"/>
        </draw:custom-shape>
        <draw:line draw:style-name="gr32" draw:text-style-name="P18" draw:layer="layout" svg:x1="14.229cm" svg:y1="10.513cm" svg:x2="21.6cm" svg:y2="10.513cm">
          <text:p/>
        </draw:line>
        <draw:frame draw:style-name="gr89" draw:text-style-name="P18" draw:layer="layout" svg:width="3.912cm" svg:height="0.588cm" svg:x="15.564cm" svg:y="9.825cm">
          <text:p/>
          <draw:object xlink:href="./Object 13" xlink:type="simple" xlink:show="embed" xlink:actuate="onLoad"/>
          <draw:image xlink:href="./ObjectReplacements/Object 13" xlink:type="simple" xlink:show="embed" xlink:actuate="onLoad"/>
        </draw:frame>
        <draw:line draw:style-name="gr32" draw:text-style-name="P18" draw:layer="layout" svg:x1="14.335cm" svg:y1="13.302cm" svg:x2="22cm" svg:y2="13.313cm">
          <text:p/>
        </draw:line>
        <draw:frame draw:style-name="gr89" draw:text-style-name="P18" draw:layer="layout" svg:width="2.918cm" svg:height="0.59cm" svg:x="15.669cm" svg:y="12.611cm">
          <text:p/>
          <draw:object xlink:href="./Object 14" xlink:type="simple" xlink:show="embed" xlink:actuate="onLoad"/>
          <draw:image xlink:href="./ObjectReplacements/Object 14" xlink:type="simple" xlink:show="embed" xlink:actuate="onLoad"/>
        </draw:frame>
        <draw:frame draw:style-name="gr90" draw:text-style-name="P19" draw:layer="layout" svg:width="7.618cm" svg:height="1.516cm" svg:x="14.282cm" svg:y="10.412cm">
          <draw:text-box>
            <text:p><text:span text:style-name="T13">Extraction kicker delay compensation</text:span></text:p>
          </draw:text-box>
        </draw:frame>
        <draw:frame draw:style-name="gr90" draw:text-style-name="P19" draw:layer="layout" svg:width="8.375cm" svg:height="1.516cm" svg:x="14.625cm" svg:y="13.312cm">
          <draw:text-box>
            <text:p><text:span text:style-name="T13">Injection kicker delay compensation</text:span></text:p>
          </draw:text-box>
        </draw:frame>
        <draw:g>
          <draw:line draw:style-name="gr91" draw:text-style-name="P3" draw:layer="layout" svg:x1="14.371cm" svg:y1="9.356cm" svg:x2="24.317cm" svg:y2="9.356cm">
            <text:p/>
          </draw:line>
          <draw:custom-shape draw:style-name="gr92" draw:text-style-name="P6" draw:layer="layout" svg:width="9.96cm" svg:height="0.649cm" svg:x="14.371cm" svg:y="9.03cm">
            <text:p/>
            <draw:enhanced-geometry svg:viewBox="0 0 21600 21600" draw:type="mso-spt202" draw:enhanced-path="M 0 0 L 21600 0 21600 21600 0 21600 0 0 Z N"/>
          </draw:custom-shape>
        </draw:g>
        <draw:frame draw:style-name="gr89" draw:text-style-name="P18" draw:layer="layout" svg:width="0.823cm" svg:height="0.588cm" svg:x="18.8cm" svg:y="8.696cm">
          <text:p/>
          <draw:object xlink:href="./Object 16" xlink:type="simple" xlink:show="embed" xlink:actuate="onLoad"/>
          <draw:image xlink:href="./ObjectReplacements/Object 16" xlink:type="simple" xlink:show="embed" xlink:actuate="onLoad"/>
        </draw:frame>
        <draw:line draw:style-name="gr93" draw:text-style-name="P3" draw:layer="layout" svg:x1="5.403cm" svg:y1="7.998cm" svg:x2="5.403cm" svg:y2="14.798cm">
          <text:p/>
        </draw:line>
        <draw:frame draw:style-name="gr89" draw:text-style-name="P18" draw:layer="layout" svg:width="2.628cm" svg:height="0.528cm" svg:x="21.747cm" svg:y="11.216cm">
          <text:p/>
          <draw:object xlink:href="./Object 17" xlink:type="simple" xlink:show="embed" xlink:actuate="onLoad"/>
          <draw:image xlink:href="./ObjectReplacements/Object 17" xlink:type="simple" xlink:show="embed" xlink:actuate="onLoad"/>
        </draw:frame>
        <draw:custom-shape draw:style-name="gr94" draw:text-style-name="P21" draw:layer="layout" svg:width="0.6cm" svg:height="1.399cm" svg:x="21.6cm" svg:y="9.817cm">
          <text:p/>
          <draw:enhanced-geometry svg:viewBox="0 0 640 861" draw:text-areas="257 295 414 566" draw:type="non-primitive" draw:enhanced-path="M 640 233 L 221 293 506 12 367 0 29 406 431 347 145 645 99 520 0 861 326 765 209 711 640 233 640 233 Z N"/>
        </draw:custom-shape>
        <draw:line draw:style-name="gr93" draw:text-style-name="P3" draw:layer="layout" svg:x1="21.6cm" svg:y1="10.289cm" svg:x2="21.6cm" svg:y2="11.997cm">
          <text:p/>
        </draw:line>
        <draw:line draw:style-name="gr93" draw:text-style-name="P3" draw:layer="layout" svg:x1="22cm" svg:y1="12.995cm" svg:x2="22cm" svg:y2="14.995cm">
          <text:p/>
        </draw:line>
        <draw:custom-shape draw:style-name="gr94" draw:text-style-name="P21" draw:layer="layout" svg:width="0.6cm" svg:height="1.399cm" svg:x="22.023cm" svg:y="12.596cm">
          <text:p/>
          <draw:enhanced-geometry svg:viewBox="0 0 640 861" draw:text-areas="257 295 414 566" draw:type="non-primitive" draw:enhanced-path="M 640 233 L 221 293 506 12 367 0 29 406 431 347 145 645 99 520 0 861 326 765 209 711 640 233 640 233 Z N"/>
        </draw:custom-shape>
        <draw:line draw:style-name="gr86" draw:text-style-name="P3" draw:layer="layout" svg:x1="22.023cm" svg:y1="14.796cm" svg:x2="24.4cm" svg:y2="14.796cm">
          <text:p/>
        </draw:line>
        <draw:frame draw:style-name="gr89" draw:text-style-name="P18" draw:layer="layout" svg:width="1.647cm" svg:height="0.53cm" svg:x="22.453cm" svg:y="14.193cm">
          <text:p/>
          <draw:object xlink:href="./Object 18" xlink:type="simple" xlink:show="embed" xlink:actuate="onLoad"/>
          <draw:image xlink:href="./ObjectReplacements/Object 18" xlink:type="simple" xlink:show="embed" xlink:actuate="onLoad"/>
        </draw:frame>
        <draw:custom-shape draw:style-name="gr87" draw:text-style-name="P5" draw:layer="layout" svg:width="5.203cm" svg:height="2.384cm" svg:x="0cm" svg:y="12.995cm">
          <text:list text:style-name="L1">
            <text:list-header>
              <text:p text:style-name="P4"><text:span text:style-name="T8">Bucket label signal @ </text:span></text:p>
            </text:list-header>
            <text:list-item>
              <text:p text:style-name="P4"><text:span text:style-name="T8">target synchrotron</text:span></text:p>
            </text:list-item>
          </text:list>
          <draw:enhanced-geometry svg:viewBox="0 0 21600 21600" draw:type="mso-spt202" draw:enhanced-path="M 0 0 L 21600 0 21600 21600 0 21600 0 0 Z N"/>
        </draw:custom-shape>
        <draw:line draw:style-name="gr35" draw:text-style-name="P18" draw:layer="layout" svg:x1="5.6cm" svg:y1="8.437cm" svg:x2="5.6cm" svg:y2="6.996cm">
          <text:p/>
        </draw:line>
        <draw:line draw:style-name="gr95" draw:text-style-name="P18" draw:layer="layout" svg:x1="5.6cm" svg:y1="6.996cm" svg:x2="24.588cm" svg:y2="6.996cm">
          <text:p/>
        </draw:line>
        <draw:line draw:style-name="gr82" draw:text-style-name="P3" draw:layer="layout" svg:x1="5.4cm" svg:y1="12.654cm" svg:x2="5.405cm" svg:y2="13.959cm">
          <text:p/>
        </draw:line>
        <draw:line draw:style-name="gr82" draw:text-style-name="P3" draw:layer="layout" svg:x1="5.422cm" svg:y1="9.596cm" svg:x2="5.426cm" svg:y2="11.104cm">
          <text:p/>
        </draw:line>
        <draw:line draw:style-name="gr35" draw:text-style-name="P18" draw:layer="layout" svg:x1="24.588cm" svg:y1="8.396cm" svg:x2="24.588cm" svg:y2="6.955cm">
          <text:p/>
        </draw:line>
        <draw:line draw:style-name="gr93" draw:text-style-name="P3" draw:layer="layout" svg:x1="14.4cm" svg:y1="7.998cm" svg:x2="14.4cm" svg:y2="14.798cm">
          <text:p/>
        </draw:line>
        <draw:line draw:style-name="gr93" draw:text-style-name="P3" draw:layer="layout" svg:x1="24.4cm" svg:y1="7.998cm" svg:x2="24.4cm" svg:y2="14.998cm">
          <text:p/>
        </draw:line>
        <draw:line draw:style-name="gr96" draw:text-style-name="P18" draw:layer="layout" svg:x1="5.6cm" svg:y1="7.997cm" svg:x2="24.588cm" svg:y2="8cm">
          <text:p/>
        </draw:line>
        <draw:frame draw:style-name="gr89" draw:text-style-name="P18" draw:layer="layout" svg:width="1.079cm" svg:height="0.588cm" svg:x="14.521cm" svg:y="7.208cm">
          <text:p/>
          <draw:object xlink:href="./Object 15" xlink:type="simple" xlink:show="embed" xlink:actuate="onLoad"/>
          <draw:image xlink:href="./ObjectReplacements/Object 15" xlink:type="simple" xlink:show="embed" xlink:actuate="onLoad"/>
        </draw:frame>
        <presentation:notes draw:style-name="dp2">
          <draw:page-thumbnail draw:style-name="gr41" draw:layer="layout" svg:width="13.952cm" svg:height="10.461cm" svg:x="3.81cm" svg:y="2.121cm" draw:page-number="3" presentation:class="page"/>
          <draw:frame presentation:style-name="pr1" draw:text-style-name="P24" draw:layer="layout" svg:width="17.255cm" svg:height="12.555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KaitiM GB1"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Line_20_Arrow_20_1" draw:display-name="Line Arrow 1" svg:viewBox="0 0 1131 1131" svg:d="M462 1118l-102-29-102-51-93-72-72-93-51-102-29-102-13-105 13-102 29-106 51-102 72-89 93-72 102-50 102-34 106-9 101 9 106 34 98 50 93 72 72 89 51 102 29 106 13 102-13 105-29 102-51 102-72 93-93 72-98 51-106 29-101 13z"/>
    <draw:marker draw:name="Line_20_Arrow_20_3" draw:display-name="Line Arrow 3" svg:viewBox="0 0 1131 2256" svg:d="M1127 2120l-449-2006-9-42-25-39-38-25-38-8-43 8-38 25-25 39-9 42-449 2006v13l-4 9 9 42 25 38 38 25 42 9h903l42-9 38-25 26-38 8-42v-9z"/>
    <draw:marker draw:name="msArrowEnd_20_5" draw:display-name="msArrowEnd 5" svg:viewBox="0 0 210 210" svg:d="M105 0l105 210h-210z"/>
    <draw:stroke-dash draw:name="Dashed_20__28_var_29__20_2" draw:display-name="Dashed (var) 2" draw:style="rect" draw:dots1="1" draw:dots1-length="0.026cm" draw:distance="0.026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1" style:font-family-asian="'AR PL KaitiM GB'" style:font-pitch-asian="variable" style:font-size-asian="18pt" style:font-style-asian="normal" style:font-weight-asian="normal" style:font-name-complex="AR PL KaitiM GB1"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1" style:font-family-asian="'AR PL KaitiM GB'" style:font-pitch-asian="variable" style:font-size-asian="18pt" style:font-style-asian="normal" style:font-weight-asian="normal" style:font-name-complex="AR PL KaitiM GB1"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默认_5f_2" style:display-name="默认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 style:display-name="默认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1" style:font-family-asian="'AR PL KaitiM GB'" style:font-pitch-asian="variable" style:font-size-asian="18pt" style:font-style-asian="normal" style:font-weight-asian="normal" style:font-name-complex="AR PL KaitiM GB1"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1" style:font-family-asian="'AR PL KaitiM GB'" style:font-pitch-asian="variable" style:font-size-asian="18pt" style:font-style-asian="normal" style:font-weight-asian="normal" style:font-name-complex="AR PL KaitiM GB1" style:font-family-complex="'AR PL KaitiM GB'"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 PL KaitiM GB"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cm" fo:margin-bottom="0.374cm" fo:line-height="93%" fo:text-align="start" fo:text-indent="-0.714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2999992370605pt" fo:font-style="normal" fo:text-shadow="none" style:text-underline-style="none" fo:font-weight="normal"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548cm" fo:margin-right="0cm" fo:margin-top="0cm" fo:margin-bottom="0.296cm" fo:line-height="93%" fo:text-align="start" fo:text-indent="-0.5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1000003814697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Default-outline3" style:family="presentation" style:parent-style-name="Default-outline2">
      <style:paragraph-properties fo:margin-left="2.388cm" fo:margin-right="0cm" fo:margin-top="0cm" fo:margin-bottom="0.22cm" fo:line-height="93%" fo:text-align="start" fo:text-indent="-0.472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000007629395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Default-outline4" style:family="presentation" style:parent-style-name="Default-outline3">
      <style:paragraph-properties fo:margin-left="3.333cm" fo:margin-right="0cm" fo:margin-top="0cm" fo:margin-bottom="0.142cm" fo:line-height="93%" fo:text-align="start" fo:text-indent="-0.47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outline5" style:family="presentation" style:parent-style-name="Default-outline4">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outline6" style:family="presentation" style:parent-style-name="Default-outline5">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outline7" style:family="presentation" style:parent-style-name="Default-outline6">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outline8" style:family="presentation" style:parent-style-name="Default-outline7">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outline9" style:family="presentation" style:parent-style-name="Default-outline8">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4000015258789pt" fo:font-style="normal" fo:text-shadow="none" style:text-underline-style="none" fo:font-weight="normal"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 PL KaitiM GB"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374cm" fo:margin-bottom="0cm" fo:line-height="93%" fo:text-align="start" fo:text-indent="-0.714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2999992370605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548cm" fo:margin-right="0cm" fo:margin-top="0.296cm" fo:margin-bottom="0cm" fo:line-height="93%" fo:text-align="start" fo:text-indent="-0.5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1000003814697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Title1-outline3" style:family="presentation" style:parent-style-name="Title1-outline2">
      <style:paragraph-properties fo:margin-left="2.388cm" fo:margin-right="0cm" fo:margin-top="0.22cm" fo:margin-bottom="0cm" fo:line-height="93%" fo:text-align="start" fo:text-indent="-0.472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000007629395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1-outline4" style:family="presentation" style:parent-style-name="Title1-outline3">
      <style:paragraph-properties fo:margin-left="3.333cm" fo:margin-right="0cm" fo:margin-top="0.142cm" fo:margin-bottom="0cm" fo:line-height="93%" fo:text-align="start" fo:text-indent="-0.47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4000015258789pt" fo:font-style="normal" fo:text-shadow="none" style:text-underline-style="none" fo:font-weight="normal" style:letter-kerning="true" style:font-name-asian="Microsoft YaHei1" style:font-family-asian="'Microsoft YaHei'" style:font-pitch-asian="variable" style:font-size-asian="44pt" style:font-style-asian="normal" style:font-weight-asian="normal" style:font-name-complex="Microsoft YaHei1"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2" style:family="paragraph">
      <style:paragraph-properties fo:margin-left="0cm" fo:margin-right="0cm" fo:line-height="93%" fo:text-align="center" fo:text-indent="0cm" style:line-break="strict" style:writing-mode="lr-tb"/>
    </style:style>
    <style:style style:name="MP13"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style:font-name="Times New Roman" fo:font-size="14pt" fo:language="de" fo:country="DE"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draw:page-thumbnail draw:layer="backgroundobjects" svg:width="9.294cm" svg:height="3.097cm" svg:x="1cm" svg:y="4.372cm"/>
      <draw:page-thumbnail draw:layer="backgroundobjects" svg:width="9.294cm" svg:height="3.097cm" svg:x="1cm" svg:y="12.42cm"/>
      <draw:page-thumbnail draw:layer="backgroundobjects" svg:width="9.294cm" svg:height="3.097cm" svg:x="1cm" svg:y="20.468cm"/>
      <draw:page-thumbnail draw:layer="backgroundobjects" svg:width="9.294cm" svg:height="3.097cm" svg:x="11.295cm" svg:y="4.372cm"/>
      <draw:page-thumbnail draw:layer="backgroundobjects" svg:width="9.294cm" svg:height="3.097cm" svg:x="11.295cm" svg:y="12.42cm"/>
      <draw:page-thumbnail draw:layer="backgroundobjects" svg:width="9.294cm" svg:height="3.097cm" svg:x="11.295cm" svg:y="20.468cm"/>
    </style:handout-master>
    <style:master-page style:name="Default" style:page-layout-name="PM1" draw:style-name="Mdp1">
      <draw:frame presentation:style-name="Default-title" draw:layer="backgroundobjects" svg:width="24.28cm" svg:height="2.658cm" svg:x="1.345cm" svg:y="0.632cm" presentation:class="title" presentation:placeholder="true">
        <draw:text-box/>
      </draw:frame>
      <draw:frame presentation:style-name="Default-outline1" draw:layer="backgroundobjects" svg:width="23.74cm" svg:height="9.28cm" svg:x="1.345cm" svg:y="3.736cm" presentation:class="outline" presentation:placeholder="true">
        <draw:text-box/>
      </draw:frame>
      <draw:frame presentation:style-name="Mpr1" draw:text-style-name="MP5" draw:layer="backgroundobjects" svg:width="6.271cm" svg:height="1.09cm" svg:x="1.346cm" svg:y="14.565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542cm" svg:height="1.09cm" svg:x="9.234cm" svg:y="14.565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272cm" svg:height="1.09cm" svg:x="19.359cm" svg:y="14.565cm" presentation:class="page-number">
        <draw:text-box>
          <text:list text:style-name="ML1">
            <text:list-header>
              <text:p><text:span text:style-name="MT2"><text:page-number>&lt;编号&gt;</text:page-number></text:span></text:p>
            </text:list-header>
          </text:list>
        </draw:text-box>
      </draw:frame>
      <presentation:notes style:page-layout-name="PM0">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52cm" svg:height="10.461cm" svg:x="3.81cm" svg:y="2.121cm" presentation:class="page"/>
        <draw:frame presentation:style-name="Default-notes" draw:layer="backgroundobjects" svg:width="17.255cm" svg:height="12.555cm" svg:x="2.16cm" svg:y="13.269cm" presentation:class="notes" presentation:placeholder="true">
          <draw:text-box/>
        </draw:frame>
        <draw:frame draw:style-name="Mg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draw:style-name="Mg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style:master-page style:name="Title1" style:page-layout-name="PM1" draw:style-name="Mdp1">
      <draw:frame presentation:style-name="Title1-title" draw:layer="backgroundobjects" svg:width="24.28cm" svg:height="2.658cm" svg:x="1.345cm" svg:y="0.632cm" presentation:class="title" presentation:placeholder="true">
        <draw:text-box/>
      </draw:frame>
      <draw:frame presentation:style-name="Title1-outline1" draw:layer="backgroundobjects" svg:width="24.28cm" svg:height="9.28cm" svg:x="1.345cm" svg:y="3.736cm" presentation:class="outline" presentation:placeholder="true">
        <draw:text-box/>
      </draw:frame>
      <draw:frame presentation:style-name="Mpr2" draw:text-style-name="MP9" draw:layer="backgroundobjects" svg:width="6.271cm" svg:height="1.09cm" svg:x="1.346cm" svg:y="14.565cm" presentation:class="date-time">
        <draw:text-box>
          <text:list text:style-name="ML1">
            <text:list-header>
              <text:p text:style-name="MP8"><text:span text:style-name="MT3"><presentation:date-time/></text:span></text:p>
            </text:list-header>
          </text:list>
        </draw:text-box>
      </draw:frame>
      <draw:frame presentation:style-name="Mpr3" draw:text-style-name="MP13" draw:layer="backgroundobjects" svg:width="8.542cm" svg:height="1.09cm" svg:x="9.234cm" svg:y="14.565cm" presentation:class="footer">
        <draw:text-box>
          <text:list text:style-name="ML1">
            <text:list-header>
              <text:p text:style-name="MP12"><text:span text:style-name="MT3"><presentation:footer/></text:span></text:p>
            </text:list-header>
          </text:list>
        </draw:text-box>
      </draw:frame>
      <draw:frame presentation:style-name="Mpr4" draw:text-style-name="MP11" draw:layer="backgroundobjects" svg:width="6.272cm" svg:height="1.09cm" svg:x="19.359cm" svg:y="14.565cm" presentation:class="page-number">
        <draw:text-box>
          <text:list text:style-name="ML1">
            <text:list-header>
              <text:p text:style-name="MP10"><text:span text:style-name="MT3"><text:page-number>&lt;编号&gt;</text:page-number></text:span></text:p>
            </text:list-header>
          </text:list>
        </draw:text-box>
      </draw:frame>
      <presentation:notes style:page-layout-name="PM0">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52cm" svg:height="10.461cm" svg:x="3.81cm" svg:y="2.121cm" presentation:class="page"/>
        <draw:frame presentation:style-name="Title1-notes" draw:layer="backgroundobjects" svg:width="17.255cm" svg:height="12.555cm" svg:x="2.16cm" svg:y="13.269cm" presentation:class="notes" presentation:placeholder="true">
          <draw:text-box/>
        </draw:frame>
        <draw:frame presentation:style-name="Mp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presentation:style-name="Mp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presentation:style-name="Mp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presentation:style-name="Mp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bai </meta:initial-creator>
    <meta:creation-date>2016-02-29T15:07:52</meta:creation-date>
    <dc:date>2016-11-30T09:59:27.253000000</dc:date>
    <meta:editing-cycles>229</meta:editing-cycles>
    <meta:editing-duration>P6DT3H9M44S</meta:editing-duration>
    <meta:generator>LibreOffice/4.4.4.3$Windows_x86 LibreOffice_project/2c39ebcf046445232b798108aa8a7e7d89552ea8</meta:generator>
    <meta:document-statistic meta:object-count="313"/>
  </office:meta>
</office:document-meta>
</file>

<file path=Object 1/content.xml><?xml version="1.0" encoding="utf-8"?>
<math xmlns="http://www.w3.org/1998/Math/MathML" display="block">
  <semantics>
    <mrow>
      <msub>
        <mi>t</mi>
        <mi mathvariant="italic">TOF</mi>
      </msub>
      <mo stretchy="false">+</mo>
      <msub>
        <mi>t</mi>
        <mrow>
          <mi>v</mi>
          <mi mathvariant="normal">@</mi>
          <mi mathvariant="italic">inj</mi>
        </mrow>
      </msub>
      <mo stretchy="false">+</mo>
      <msub>
        <mi>t</mi>
        <mi mathvariant="italic">ext</mi>
      </msub>
    </mrow>
    <annotation encoding="StarMath 5.0">t_{TOF}+t_{v %UxE30F inj}+t_{ext}</annotation>
  </semantics>
</math>
</file>

<file path=Object 10/content.xml><?xml version="1.0" encoding="utf-8"?>
<math xmlns="http://www.w3.org/1998/Math/MathML" display="block">
  <semantics>
    <msubsup>
      <mi>T</mi>
      <mrow>
        <mi>h</mi>
        <mo stretchy="false">=</mo>
        <mn>1</mn>
      </mrow>
      <mrow>
        <mi mathvariant="italic">SIS</mi>
        <mn>100</mn>
      </mrow>
    </msubsup>
    <annotation encoding="StarMath 5.0">T_{h=1}^{SIS100}
</annotation>
  </semantics>
</math>
</file>

<file path=Object 11/content.xml><?xml version="1.0" encoding="utf-8"?>
<math xmlns="http://www.w3.org/1998/Math/MathML" display="block">
  <semantics>
    <mrow>
      <msub>
        <mi>t</mi>
        <mi mathvariant="italic">TOF</mi>
      </msub>
      <mo stretchy="false">+</mo>
      <msub>
        <mi>t</mi>
        <mi mathvariant="italic">trg</mi>
      </msub>
      <mo stretchy="false">+</mo>
      <msub>
        <mi>t</mi>
        <mi mathvariant="italic">ext</mi>
      </msub>
    </mrow>
    <annotation encoding="StarMath 5.0">t_{TOF}+t_{trg}+t_{ext}</annotation>
  </semantics>
</math>
</file>

<file path=Object 12/content.xml><?xml version="1.0" encoding="utf-8"?>
<math xmlns="http://www.w3.org/1998/Math/MathML" display="block">
  <semantics>
    <mrow>
      <msub>
        <mi>t</mi>
        <mi mathvariant="italic">trg</mi>
      </msub>
      <mo stretchy="false">+</mo>
      <msub>
        <mi>t</mi>
        <mi mathvariant="italic">inj</mi>
      </msub>
    </mrow>
    <annotation encoding="StarMath 5.0">t_{trg}+t_{inj}</annotation>
  </semantics>
</math>
</file>

<file path=Object 13/content.xml><?xml version="1.0" encoding="utf-8"?>
<math xmlns="http://www.w3.org/1998/Math/MathML" display="block">
  <semantics>
    <mrow>
      <msubsup>
        <mi>T</mi>
        <mi mathvariant="italic">syn</mi>
        <mi mathvariant="italic">trg</mi>
      </msubsup>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syn}^{trg}-(t_{TOF}+t_{v %UxE30F inj}+t_{ext})</annotation>
  </semantics>
</math>
</file>

<file path=Object 14/content.xml><?xml version="1.0" encoding="utf-8"?>
<math xmlns="http://www.w3.org/1998/Math/MathML" display="block">
  <semantics>
    <mrow>
      <msubsup>
        <mi>T</mi>
        <mi mathvariant="italic">syn</mi>
        <mi mathvariant="italic">trg</mi>
      </msubsup>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syn}^{trg}-(t_{v %UxE30F inj}+t_{inj})</annotation>
  </semantics>
</math>
</file>

<file path=Object 15/content.xml><?xml version="1.0" encoding="utf-8"?>
<math xmlns="http://www.w3.org/1998/Math/MathML" display="block">
  <semantics>
    <mrow>
      <mn>2</mn>
      <msubsup>
        <mi>T</mi>
        <mi mathvariant="italic">syn</mi>
        <mi mathvariant="italic">trg</mi>
      </msubsup>
    </mrow>
    <annotation encoding="StarMath 5.0">2 T_{syn}^{ trg}
</annotation>
  </semantics>
</math>
</file>

<file path=Object 16/content.xml><?xml version="1.0" encoding="utf-8"?>
<math xmlns="http://www.w3.org/1998/Math/MathML" display="block">
  <semantics>
    <msubsup>
      <mi>T</mi>
      <mi mathvariant="italic">syn</mi>
      <mi mathvariant="italic">trg</mi>
    </msubsup>
    <annotation encoding="StarMath 5.0">T_{syn}^{trg}
</annotation>
  </semantics>
</math>
</file>

<file path=Object 17/content.xml><?xml version="1.0" encoding="utf-8"?>
<math xmlns="http://www.w3.org/1998/Math/MathML" display="block">
  <semantics>
    <mrow>
      <msub>
        <mi>t</mi>
        <mi mathvariant="italic">TOF</mi>
      </msub>
      <mo stretchy="false">+</mo>
      <msub>
        <mi>t</mi>
        <mrow>
          <mi>v</mi>
          <mi mathvariant="normal">@</mi>
          <mi mathvariant="italic">inj</mi>
        </mrow>
      </msub>
      <mo stretchy="false">+</mo>
      <msub>
        <mi>t</mi>
        <mi mathvariant="italic">ext</mi>
      </msub>
    </mrow>
    <annotation encoding="StarMath 5.0">t_{TOF}+t_{v %UxE30F inj}+t_{ext}</annotation>
  </semantics>
</math>
</file>

<file path=Object 18/content.xml><?xml version="1.0" encoding="utf-8"?>
<math xmlns="http://www.w3.org/1998/Math/MathML" display="block">
  <semantics>
    <mrow>
      <msub>
        <mi>t</mi>
        <mrow>
          <mi>v</mi>
          <mi mathvariant="normal">@</mi>
          <mi mathvariant="italic">inj</mi>
        </mrow>
      </msub>
      <mo stretchy="false">+</mo>
      <msub>
        <mi>t</mi>
        <mi mathvariant="italic">inj</mi>
      </msub>
    </mrow>
    <annotation encoding="StarMath 5.0">t_{v %UxE30F inj}+t_{inj}</annotation>
  </semantics>
</math>
</file>

<file path=Object 2/content.xml><?xml version="1.0" encoding="utf-8"?>
<math xmlns="http://www.w3.org/1998/Math/MathML" display="block">
  <semantics>
    <mrow>
      <msub>
        <mi>t</mi>
        <mrow>
          <mi>v</mi>
          <mi mathvariant="normal">@</mi>
          <mi mathvariant="italic">inj</mi>
        </mrow>
      </msub>
      <mo stretchy="false">+</mo>
      <msub>
        <mi>t</mi>
        <mi mathvariant="italic">inj</mi>
      </msub>
    </mrow>
    <annotation encoding="StarMath 5.0">t_{v %UxE30F inj}+t_{inj}</annotation>
  </semantics>
</math>
</file>

<file path=Object 3/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rev}^{SIS100}+t_{bucket}-(t_{TOF}+t_{v %UxE30F inj}+t_{ext})</annotation>
  </semantics>
</math>
</file>

<file path=Object 4/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rev}^{SIS100}+t_{bucket}-(t_{v %UxE30F inj}+t_{inj})</annotation>
  </semantics>
</math>
</file>

<file path=Object 5/content.xml><?xml version="1.0" encoding="utf-8"?>
<math xmlns="http://www.w3.org/1998/Math/MathML" display="block">
  <semantics>
    <msubsup>
      <mi>T</mi>
      <mi mathvariant="italic">rev</mi>
      <mrow>
        <mi mathvariant="italic">SIS</mi>
        <mn>18</mn>
      </mrow>
    </msubsup>
    <annotation encoding="StarMath 5.0">T_{rev}^{SIS18}</annotation>
  </semantics>
</math>
</file>

<file path=Object 6/content.xml><?xml version="1.0" encoding="utf-8"?>
<math xmlns="http://www.w3.org/1998/Math/MathML" display="block">
  <semantics>
    <msubsup>
      <mi>T</mi>
      <mi mathvariant="italic">rev</mi>
      <mrow>
        <mi mathvariant="italic">SIS</mi>
        <mn>100</mn>
      </mrow>
    </msubsup>
    <annotation encoding="StarMath 5.0">T_{rev}^{SIS100}
</annotation>
  </semantics>
</math>
</file>

<file path=Object 7/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OF</mi>
            </msub>
            <mo stretchy="false">+</mo>
            <msub>
              <mi>t</mi>
              <mi mathvariant="italic">trg</mi>
            </msub>
            <mo stretchy="false">+</mo>
            <msub>
              <mi>t</mi>
              <mi mathvariant="italic">ext</mi>
            </msub>
          </mrow>
        </mrow>
        <mo fence="true" stretchy="false">)</mo>
      </mrow>
    </mrow>
    <annotation encoding="StarMath 5.0">T_{h=1}^{SIS100}+t_{pattern}-(t_{TOF}+t_{trg}+t_{ext})</annotation>
  </semantics>
</math>
</file>

<file path=Object 8/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rg</mi>
            </msub>
            <mo stretchy="false">+</mo>
            <msub>
              <mi>t</mi>
              <mi mathvariant="italic">inj</mi>
            </msub>
          </mrow>
        </mrow>
        <mo fence="true" stretchy="false">)</mo>
      </mrow>
    </mrow>
    <annotation encoding="StarMath 5.0">T_{h=1}^{SIS100}+t_{pattern}-(t_{trg}+t_{inj})</annotation>
  </semantics>
</math>
</file>

<file path=Object 9/content.xml><?xml version="1.0" encoding="utf-8"?>
<math xmlns="http://www.w3.org/1998/Math/MathML" display="block">
  <semantics>
    <msubsup>
      <mi>T</mi>
      <mrow>
        <mi>h</mi>
        <mo stretchy="false">=</mo>
        <mn>1</mn>
      </mrow>
      <mrow>
        <mi mathvariant="italic">SIS</mi>
        <mn>18</mn>
      </mrow>
    </msubsup>
    <annotation encoding="StarMath 5.0">T_{h=1}^{SIS18}</annotation>
  </semantics>
</math>
</file>